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
  <manifest:file-entry manifest:full-path="ObjectReplacements/Object 25" manifest:media-type=""/>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
  <manifest:file-entry manifest:full-path="ObjectReplacements/Object 20" manifest:media-type=""/>
  <manifest:file-entry manifest:full-path="ObjectReplacements/Object 34" manifest:media-type="application/x-openoffice-gdimetafile;windows_formatname=&quot;GDIMetaFile&quot;"/>
  <manifest:file-entry manifest:full-path="ObjectReplacements/Object 27" manifest:media-type=""/>
  <manifest:file-entry manifest:full-path="ObjectReplacements/Object 10" manifest:media-type="application/x-openoffice-gdimetafile;windows_formatname=&quot;GDIMetaFile&quot;"/>
  <manifest:file-entry manifest:full-path="ObjectReplacements/Object 33" manifest:media-type=""/>
  <manifest:file-entry manifest:full-path="ObjectReplacements/Object 36" manifest:media-type=""/>
  <manifest:file-entry manifest:full-path="ObjectReplacements/Object 31" manifest:media-type="application/x-openoffice-gdimetafile;windows_formatname=&quot;GDIMetaFile&quot;"/>
  <manifest:file-entry manifest:full-path="ObjectReplacements/Object 35" manifest:media-type=""/>
  <manifest:file-entry manifest:full-path="ObjectReplacements/Object 22" manifest:media-type=""/>
  <manifest:file-entry manifest:full-path="ObjectReplacements/Object 24" manifest:media-type=""/>
  <manifest:file-entry manifest:full-path="ObjectReplacements/Object 38"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nonymous Pro" fo:font-size="12pt" fo:font-style="normal" officeooo:rsid="00631e03" officeooo:paragraph-rsid="007641be" style:font-size-asian="12pt" style:font-style-asian="normal" style:font-size-complex="12pt" style:font-style-complex="normal"/>
    </style:style>
    <style:style style:name="P2" style:family="paragraph" style:parent-style-name="Standard">
      <style:paragraph-properties fo:line-height="150%" fo:text-align="justify" style:justify-single-word="false"/>
      <style:text-properties style:font-name="Anonymous Pro" fo:font-size="12pt" fo:font-style="normal" officeooo:rsid="0051b14c" officeooo:paragraph-rsid="007641be" style:font-size-asian="12pt" style:font-style-asian="normal" style:font-size-complex="12pt" style:font-style-complex="normal"/>
    </style:style>
    <style:style style:name="P3" style:family="paragraph" style:parent-style-name="Standard">
      <style:paragraph-properties fo:line-height="150%" fo:text-align="justify" style:justify-single-word="false"/>
      <style:text-properties style:font-name="Anonymous Pro" fo:font-size="12pt" fo:font-style="normal" officeooo:rsid="0051b14c" officeooo:paragraph-rsid="007d8281"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text-properties style:font-name="Anonymous Pro" fo:font-size="12pt" fo:font-style="normal" officeooo:rsid="0051b14c" officeooo:paragraph-rsid="00ad93a0" style:font-size-asian="12pt" style:font-style-asian="normal" style:font-size-complex="12pt" style:font-style-complex="normal"/>
    </style:style>
    <style:style style:name="P5" style:family="paragraph" style:parent-style-name="Standard">
      <style:paragraph-properties fo:line-height="150%" fo:text-align="justify" style:justify-single-word="false"/>
      <style:text-properties style:font-name="Anonymous Pro" fo:font-size="12pt" fo:font-style="normal" officeooo:rsid="0051b14c" officeooo:paragraph-rsid="0051b14c" style:font-size-asian="12pt" style:font-style-asian="normal" style:font-size-complex="12pt" style:font-style-complex="normal"/>
    </style:style>
    <style:style style:name="P6" style:family="paragraph" style:parent-style-name="Standard">
      <style:paragraph-properties fo:line-height="150%" fo:text-align="justify" style:justify-single-word="false"/>
      <style:text-properties style:font-name="Anonymous Pro" fo:font-size="12pt" fo:font-style="normal" officeooo:rsid="0051b14c" officeooo:paragraph-rsid="006b4321"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style:font-name="Anonymous Pro" fo:font-size="12pt" fo:font-style="normal" officeooo:rsid="0051b14c" officeooo:paragraph-rsid="0066c375"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style:font-name="Anonymous Pro" fo:font-size="12pt" fo:font-style="normal" officeooo:rsid="0051b14c" officeooo:paragraph-rsid="006880da"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Anonymous Pro" fo:font-size="12pt" fo:font-style="normal" officeooo:rsid="0051b14c" officeooo:paragraph-rsid="006f1d5e"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Anonymous Pro" fo:font-size="12pt" fo:font-style="normal" officeooo:rsid="0051b14c" officeooo:paragraph-rsid="00715b4f" style:font-size-asian="12pt" style:font-style-asian="normal" style:font-size-complex="12pt" style:font-style-complex="normal"/>
    </style:style>
    <style:style style:name="P11" style:family="paragraph" style:parent-style-name="Standard">
      <style:paragraph-properties fo:line-height="150%" fo:text-align="justify" style:justify-single-word="false"/>
      <style:text-properties style:font-name="Anonymous Pro" fo:font-size="12pt" fo:font-style="normal" officeooo:rsid="0051b14c" officeooo:paragraph-rsid="0071bd04"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Anonymous Pro" fo:font-size="12pt" fo:font-style="normal" officeooo:rsid="0051b14c" officeooo:paragraph-rsid="00578d89"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Anonymous Pro" fo:font-size="12pt" fo:font-style="normal" officeooo:rsid="0051b14c" officeooo:paragraph-rsid="00590cec"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Anonymous Pro" fo:font-size="12pt" fo:font-style="normal" officeooo:rsid="0051b14c" officeooo:paragraph-rsid="005ac03e"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Anonymous Pro" fo:font-size="12pt" fo:font-style="normal" officeooo:rsid="0051b14c" officeooo:paragraph-rsid="00c8c043"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Anonymous Pro" fo:font-size="12pt" fo:font-style="normal" officeooo:rsid="0051b14c" officeooo:paragraph-rsid="00cb3b15"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Anonymous Pro" fo:font-size="12pt" fo:font-style="normal" officeooo:rsid="0071125d" officeooo:paragraph-rsid="007641be"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Anonymous Pro" fo:font-size="12pt" fo:font-style="normal" officeooo:rsid="00175762" officeooo:paragraph-rsid="00db5e9e"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Anonymous Pro" fo:font-size="12pt" fo:font-style="normal" officeooo:rsid="00d8223e" officeooo:paragraph-rsid="00d8223e"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Anonymous Pro" fo:font-size="12pt" fo:font-style="normal" officeooo:rsid="00d8223e" officeooo:paragraph-rsid="00dddf8c" style:font-size-asian="12pt" style:font-style-asian="normal" style:font-size-complex="12pt" style:font-style-complex="normal"/>
    </style:style>
    <style:style style:name="P21" style:family="paragraph" style:parent-style-name="Standard">
      <style:paragraph-properties fo:line-height="150%" fo:text-align="justify" style:justify-single-word="false"/>
      <style:text-properties style:font-name="Anonymous Pro" fo:font-size="12pt" fo:font-style="normal" officeooo:rsid="00d8223e" officeooo:paragraph-rsid="00e07c17" style:font-size-asian="12pt" style:font-style-asian="normal" style:font-size-complex="12pt" style:font-style-complex="normal"/>
    </style:style>
    <style:style style:name="P22" style:family="paragraph" style:parent-style-name="Standard">
      <style:paragraph-properties fo:line-height="150%" fo:text-align="justify" style:justify-single-word="false"/>
      <style:text-properties style:font-name="Anonymous Pro" fo:font-size="12pt" fo:font-style="normal" style:text-underline-style="none" officeooo:rsid="007f3b87" officeooo:paragraph-rsid="007641be" style:font-size-asian="12pt" style:font-style-asian="normal" style:font-size-complex="12pt" style:font-style-complex="normal"/>
    </style:style>
    <style:style style:name="P23" style:family="paragraph" style:parent-style-name="Standard">
      <style:paragraph-properties fo:line-height="150%" fo:text-align="justify" style:justify-single-word="false"/>
      <style:text-properties style:font-name="Anonymous Pro" fo:font-size="12pt" fo:font-style="normal" style:text-underline-style="none" officeooo:rsid="0071125d" officeooo:paragraph-rsid="006f1d5e" style:font-size-asian="12pt" style:font-style-asian="normal" style:font-size-complex="12pt" style:font-style-complex="normal"/>
    </style:style>
    <style:style style:name="P24" style:family="paragraph" style:parent-style-name="Standard">
      <style:paragraph-properties fo:line-height="150%" fo:text-align="justify" style:justify-single-word="false"/>
      <style:text-properties style:font-name="Anonymous Pro" fo:font-size="12pt" fo:font-style="normal" style:text-underline-style="none" officeooo:rsid="008072ff" officeooo:paragraph-rsid="00715b4f" style:font-size-asian="12pt" style:font-style-asian="normal" style:font-size-complex="12pt" style:font-style-complex="normal"/>
    </style:style>
    <style:style style:name="P25" style:family="paragraph" style:parent-style-name="Standard">
      <style:paragraph-properties fo:line-height="150%" fo:text-align="justify" style:justify-single-word="false"/>
      <style:text-properties style:font-name="Anonymous Pro" fo:font-size="12pt" fo:font-style="normal" fo:font-weight="normal" officeooo:rsid="00631e03" officeooo:paragraph-rsid="00d8223e"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50%" fo:text-align="justify" style:justify-single-word="false"/>
      <style:text-properties style:font-name="Anonymous Pro" fo:font-size="12pt" fo:font-style="normal" fo:font-weight="normal" officeooo:rsid="00d8223e" officeooo:paragraph-rsid="00dddf8c"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50%" fo:text-align="end" style:justify-single-word="false"/>
      <style:text-properties style:font-name="Liberation Sans" fo:font-size="12pt" fo:font-style="normal" officeooo:rsid="00099edf" officeooo:paragraph-rsid="00099edf" style:font-size-asian="12pt" style:font-style-asian="normal" style:font-size-complex="12pt" style:font-style-complex="normal"/>
    </style:style>
    <style:style style:name="P28" style:family="paragraph" style:parent-style-name="Standard">
      <style:paragraph-properties fo:line-height="150%"/>
      <style:text-properties style:font-name="Liberation Sans" fo:font-size="12pt" fo:font-style="normal" officeooo:rsid="00099edf" officeooo:paragraph-rsid="00099edf" style:font-size-asian="12pt" style:font-style-asian="normal" style:font-size-complex="12pt" style:font-style-complex="normal"/>
    </style:style>
    <style:style style:name="P29" style:family="paragraph" style:parent-style-name="Standard">
      <style:paragraph-properties fo:line-height="150%" fo:text-align="justify" style:justify-single-word="false"/>
      <style:text-properties style:font-name="Liberation Sans" fo:font-size="12pt" fo:font-style="normal" officeooo:rsid="000b5bfa" officeooo:paragraph-rsid="001108fd" style:font-size-asian="12pt" style:font-style-asian="normal" style:font-size-complex="12pt" style:font-style-complex="normal"/>
    </style:style>
    <style:style style:name="P30" style:family="paragraph" style:parent-style-name="Standard">
      <style:paragraph-properties fo:line-height="150%" fo:text-align="justify" style:justify-single-word="false"/>
      <style:text-properties style:font-name="Liberation Sans" fo:font-size="12pt" fo:font-style="normal" officeooo:rsid="000b5bfa" officeooo:paragraph-rsid="001140c2" style:font-size-asian="12pt" style:font-style-asian="normal" style:font-size-complex="12pt" style:font-style-complex="normal"/>
    </style:style>
    <style:style style:name="P31" style:family="paragraph" style:parent-style-name="Standard">
      <style:paragraph-properties fo:line-height="150%" fo:text-align="justify" style:justify-single-word="false"/>
      <style:text-properties style:font-name="Liberation Sans" fo:font-size="12pt" fo:font-style="normal" officeooo:rsid="00175762" officeooo:paragraph-rsid="007641be" style:font-size-asian="12pt" style:font-style-asian="normal" style:font-size-complex="12pt" style:font-style-complex="normal"/>
    </style:style>
    <style:style style:name="P32" style:family="paragraph" style:parent-style-name="Standard">
      <style:paragraph-properties fo:line-height="150%" fo:text-align="justify" style:justify-single-word="false"/>
      <style:text-properties style:font-name="Liberation Sans" fo:font-size="12pt" fo:font-style="normal" officeooo:rsid="00175762" officeooo:paragraph-rsid="00175762" style:font-size-asian="12pt" style:font-style-asian="normal" style:font-size-complex="12pt" style:font-style-complex="normal"/>
    </style:style>
    <style:style style:name="P33" style:family="paragraph" style:parent-style-name="Standard" style:list-style-name="">
      <style:paragraph-properties fo:line-height="150%" fo:text-align="justify" style:justify-single-word="false"/>
      <style:text-properties style:font-name="Liberation Sans" fo:font-size="12pt" fo:font-style="normal" officeooo:rsid="00175762" officeooo:paragraph-rsid="00b13bdb" style:font-size-asian="12pt" style:font-style-asian="normal" style:font-size-complex="12pt" style:font-style-complex="normal"/>
    </style:style>
    <style:style style:name="P34" style:family="paragraph" style:parent-style-name="Standard">
      <style:paragraph-properties fo:line-height="150%" fo:text-align="justify" style:justify-single-word="false"/>
      <style:text-properties style:font-name="Liberation Sans" fo:font-size="12pt" fo:font-style="normal" officeooo:rsid="00175762" officeooo:paragraph-rsid="0035c12b" style:font-size-asian="12pt" style:font-style-asian="normal" style:font-size-complex="12pt" style:font-style-complex="normal"/>
    </style:style>
    <style:style style:name="P35" style:family="paragraph" style:parent-style-name="Standard">
      <style:paragraph-properties fo:line-height="150%" fo:text-align="justify" style:justify-single-word="false"/>
      <style:text-properties style:font-name="Liberation Sans" fo:font-size="12pt" fo:font-style="normal" officeooo:rsid="00175762" officeooo:paragraph-rsid="00578d89" style:font-size-asian="12pt" style:font-style-asian="normal" style:font-size-complex="12pt" style:font-style-complex="normal"/>
    </style:style>
    <style:style style:name="P36" style:family="paragraph" style:parent-style-name="Standard">
      <style:paragraph-properties fo:line-height="150%" fo:text-align="justify" style:justify-single-word="false"/>
      <style:text-properties style:font-name="Liberation Sans" fo:font-size="12pt" fo:font-style="normal" officeooo:rsid="00175762" officeooo:paragraph-rsid="00bbc9c8" style:font-size-asian="12pt" style:font-style-asian="normal" style:font-size-complex="12pt" style:font-style-complex="normal"/>
    </style:style>
    <style:style style:name="P37" style:family="paragraph" style:parent-style-name="Standard">
      <style:paragraph-properties fo:line-height="150%" fo:text-align="justify" style:justify-single-word="false"/>
      <style:text-properties style:font-name="Liberation Sans" fo:font-size="12pt" fo:font-style="normal" officeooo:rsid="00175762" officeooo:paragraph-rsid="0021c85f" style:font-size-asian="12pt" style:font-style-asian="normal" style:font-size-complex="12pt" style:font-style-complex="normal"/>
    </style:style>
    <style:style style:name="P38" style:family="paragraph" style:parent-style-name="Standard">
      <style:paragraph-properties fo:line-height="150%" fo:text-align="justify" style:justify-single-word="false"/>
      <style:text-properties style:font-name="Liberation Sans" fo:font-size="12pt" fo:font-style="normal" officeooo:rsid="00175762" officeooo:paragraph-rsid="00d34e97" style:font-size-asian="12pt" style:font-style-asian="normal" style:font-size-complex="12pt" style:font-style-complex="normal"/>
    </style:style>
    <style:style style:name="P39" style:family="paragraph" style:parent-style-name="Standard">
      <style:paragraph-properties fo:line-height="150%" fo:text-align="justify" style:justify-single-word="false"/>
      <style:text-properties style:font-name="Liberation Sans" fo:font-size="12pt" fo:font-style="normal" officeooo:rsid="002f8d0e" officeooo:paragraph-rsid="00ad93a0" style:font-size-asian="12pt" style:font-style-asian="normal" style:font-size-complex="12pt" style:font-style-complex="normal"/>
    </style:style>
    <style:style style:name="P40" style:family="paragraph" style:parent-style-name="Standard">
      <style:paragraph-properties fo:line-height="150%" fo:text-align="justify" style:justify-single-word="false"/>
      <style:text-properties style:font-name="Liberation Sans" fo:font-size="12pt" fo:font-style="normal" officeooo:rsid="002feefa" officeooo:paragraph-rsid="00ad93a0" style:font-size-asian="12pt" style:font-style-asian="normal" style:font-size-complex="12pt" style:font-style-complex="normal"/>
    </style:style>
    <style:style style:name="P41" style:family="paragraph" style:parent-style-name="Standard">
      <style:paragraph-properties fo:line-height="150%" fo:text-align="justify" style:justify-single-word="false"/>
      <style:text-properties style:font-name="Liberation Sans" fo:font-size="12pt" fo:font-style="normal" officeooo:rsid="002feefa" officeooo:paragraph-rsid="00ae855c" style:font-size-asian="12pt" style:font-style-asian="normal" style:font-size-complex="12pt" style:font-style-complex="normal"/>
    </style:style>
    <style:style style:name="P42" style:family="paragraph" style:parent-style-name="Standard">
      <style:paragraph-properties fo:line-height="150%" fo:text-align="justify" style:justify-single-word="false"/>
      <style:text-properties style:font-name="Liberation Sans" fo:font-size="12pt" fo:font-style="normal" officeooo:rsid="00578d89" officeooo:paragraph-rsid="007641be" style:font-size-asian="12pt" style:font-style-asian="normal" style:font-size-complex="12pt" style:font-style-complex="normal"/>
    </style:style>
    <style:style style:name="P43" style:family="paragraph" style:parent-style-name="Standard" style:list-style-name="">
      <style:paragraph-properties fo:line-height="150%" fo:text-align="justify" style:justify-single-word="false"/>
      <style:text-properties style:font-name="Liberation Sans" fo:font-size="12pt" fo:font-style="normal" officeooo:rsid="00ae7d37" officeooo:paragraph-rsid="00ae7d37" style:font-size-asian="12pt" style:font-style-asian="normal" style:font-size-complex="12pt" style:font-style-complex="normal"/>
    </style:style>
    <style:style style:name="P44" style:family="paragraph" style:parent-style-name="Standard" style:list-style-name="">
      <style:paragraph-properties fo:line-height="150%" fo:text-align="justify" style:justify-single-word="false"/>
      <style:text-properties style:font-name="Liberation Sans" fo:font-size="12pt" fo:font-style="normal" officeooo:rsid="00ae7d37" officeooo:paragraph-rsid="00bbc9c8" style:font-size-asian="12pt" style:font-style-asian="normal" style:font-size-complex="12pt" style:font-style-complex="normal"/>
    </style:style>
    <style:style style:name="P45" style:family="paragraph" style:parent-style-name="Standard" style:list-style-name="L2">
      <style:paragraph-properties fo:line-height="150%" fo:text-align="justify" style:justify-single-word="false"/>
      <style:text-properties style:font-name="Liberation Sans" fo:font-size="12pt" fo:font-style="normal" officeooo:rsid="00ae7d37" officeooo:paragraph-rsid="00bcc427" style:font-size-asian="12pt" style:font-style-asian="normal" style:font-size-complex="12pt" style:font-style-complex="normal"/>
    </style:style>
    <style:style style:name="P46" style:family="paragraph" style:parent-style-name="Standard" style:list-style-name="L2">
      <style:paragraph-properties fo:line-height="150%" fo:text-align="justify" style:justify-single-word="false"/>
      <style:text-properties style:font-name="Liberation Sans" fo:font-size="12pt" fo:font-style="normal" officeooo:rsid="00ae7d37" officeooo:paragraph-rsid="00be0f22" style:font-size-asian="12pt" style:font-style-asian="normal" style:font-size-complex="12pt" style:font-style-complex="normal"/>
    </style:style>
    <style:style style:name="P47" style:family="paragraph" style:parent-style-name="Standard" style:list-style-name="L2">
      <style:paragraph-properties fo:line-height="150%" fo:text-align="justify" style:justify-single-word="false"/>
      <style:text-properties style:font-name="Liberation Sans" fo:font-size="12pt" fo:font-style="normal" officeooo:rsid="00ae7d37" officeooo:paragraph-rsid="00ce55e8" style:font-size-asian="12pt" style:font-style-asian="normal" style:font-size-complex="12pt" style:font-style-complex="normal"/>
    </style:style>
    <style:style style:name="P48" style:family="paragraph" style:parent-style-name="Standard" style:list-style-name="L2">
      <style:paragraph-properties fo:line-height="150%" fo:text-align="justify" style:justify-single-word="false"/>
      <style:text-properties style:font-name="Liberation Sans" fo:font-size="12pt" fo:font-style="normal" officeooo:rsid="00baf6ef" officeooo:paragraph-rsid="00bcc427" style:font-size-asian="12pt" style:font-style-asian="normal" style:font-size-complex="12pt" style:font-style-complex="normal"/>
    </style:style>
    <style:style style:name="P49" style:family="paragraph" style:parent-style-name="Standard" style:list-style-name="L2">
      <style:paragraph-properties fo:line-height="150%" fo:text-align="justify" style:justify-single-word="false"/>
      <style:text-properties style:font-name="Liberation Sans" fo:font-size="12pt" fo:font-style="normal" officeooo:rsid="00baf6ef" officeooo:paragraph-rsid="00ce55e8" style:font-size-asian="12pt" style:font-style-asian="normal" style:font-size-complex="12pt" style:font-style-complex="normal"/>
    </style:style>
    <style:style style:name="P50" style:family="paragraph" style:parent-style-name="Standard">
      <style:paragraph-properties fo:line-height="150%" fo:text-align="justify" style:justify-single-word="false"/>
      <style:text-properties style:font-name="Liberation Sans" fo:font-size="12pt" fo:font-style="normal" officeooo:rsid="002d87b7" officeooo:paragraph-rsid="003e5eba" style:font-size-asian="12pt" style:font-style-asian="normal" style:font-size-complex="12pt" style:font-style-complex="normal"/>
    </style:style>
    <style:style style:name="P51" style:family="paragraph" style:parent-style-name="Standard">
      <style:paragraph-properties fo:line-height="150%" fo:text-align="justify" style:justify-single-word="false"/>
      <style:text-properties style:font-name="Liberation Sans" fo:font-size="12pt" fo:font-style="normal" officeooo:rsid="001c7070" officeooo:paragraph-rsid="0021c85f" style:font-size-asian="12pt" style:font-style-asian="normal" style:font-size-complex="12pt" style:font-style-complex="normal"/>
    </style:style>
    <style:style style:name="P52" style:family="paragraph" style:parent-style-name="Standard">
      <style:paragraph-properties fo:line-height="150%" fo:text-align="justify" style:justify-single-word="false"/>
      <style:text-properties style:font-name="Liberation Sans" fo:font-size="12pt" fo:font-style="normal" officeooo:rsid="0036c212" officeooo:paragraph-rsid="00c8c043" style:font-size-asian="12pt" style:font-style-asian="normal" style:font-size-complex="12pt" style:font-style-complex="normal"/>
    </style:style>
    <style:style style:name="P53" style:family="paragraph" style:parent-style-name="Standard">
      <style:paragraph-properties fo:line-height="150%" fo:text-align="justify" style:justify-single-word="false"/>
      <style:text-properties style:font-name="Liberation Sans" fo:font-size="12pt" fo:font-style="normal" officeooo:rsid="00328cfc" officeooo:paragraph-rsid="004d91e9" style:font-size-asian="12pt" style:font-style-asian="normal" style:font-size-complex="12pt" style:font-style-complex="normal"/>
    </style:style>
    <style:style style:name="P54" style:family="paragraph" style:parent-style-name="Standard">
      <style:paragraph-properties fo:line-height="150%" fo:text-align="justify" style:justify-single-word="false"/>
      <style:text-properties style:font-name="Liberation Sans" fo:font-size="12pt" fo:font-style="normal" style:text-underline-style="none" officeooo:rsid="00578d89" officeooo:paragraph-rsid="007641be" style:font-size-asian="12pt" style:font-style-asian="normal" style:font-size-complex="12pt" style:font-style-complex="normal"/>
    </style:style>
    <style:style style:name="P55" style:family="paragraph" style:parent-style-name="Standard">
      <style:paragraph-properties fo:line-height="150%" fo:text-align="justify" style:justify-single-word="false"/>
      <style:text-properties style:font-name="Liberation Sans" fo:font-size="12pt" fo:font-style="normal" style:text-underline-style="none" officeooo:rsid="00578d89" officeooo:paragraph-rsid="00578d89" style:font-size-asian="12pt" style:font-style-asian="normal" style:font-size-complex="12pt" style:font-style-complex="normal"/>
    </style:style>
    <style:style style:name="P56" style:family="paragraph" style:parent-style-name="Standard">
      <style:paragraph-properties fo:line-height="150%" fo:text-align="justify" style:justify-single-word="false"/>
      <style:text-properties style:font-name="Liberation Sans" fo:font-size="12pt" fo:font-style="normal" style:text-underline-style="none" officeooo:rsid="00578d89" officeooo:paragraph-rsid="00d8223e" style:font-size-asian="12pt" style:font-style-asian="normal" style:font-size-complex="12pt" style:font-style-complex="normal"/>
    </style:style>
    <style:style style:name="P57" style:family="paragraph" style:parent-style-name="Standard">
      <style:paragraph-properties fo:line-height="150%" fo:text-align="justify" style:justify-single-word="false"/>
      <style:text-properties style:font-name="Liberation Sans" fo:font-size="12pt" fo:font-style="normal" style:text-underline-style="none" officeooo:rsid="00175762" officeooo:paragraph-rsid="001922a7" style:font-size-asian="12pt" style:font-style-asian="normal" style:font-size-complex="12pt" style:font-style-complex="normal"/>
    </style:style>
    <style:style style:name="P58" style:family="paragraph" style:parent-style-name="Standard">
      <style:paragraph-properties fo:line-height="150%" fo:text-align="justify" style:justify-single-word="false"/>
      <style:text-properties style:font-name="Liberation Sans" fo:font-size="12pt" fo:font-style="normal" fo:font-weight="normal" officeooo:rsid="00c8c043" officeooo:paragraph-rsid="00c8c043"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Liberation Sans" fo:font-size="12pt" fo:font-style="normal" fo:font-weight="normal" officeooo:rsid="00d66f48" officeooo:paragraph-rsid="00d66f48"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style:font-name="Anonymous Pro" fo:font-size="12pt" fo:font-style="normal" officeooo:rsid="002feefa" officeooo:paragraph-rsid="00ad93a0" style:font-size-asian="12pt" style:font-style-asian="normal" style:font-size-complex="12pt" style:font-style-complex="normal"/>
    </style:style>
    <style:style style:name="P61" style:family="paragraph" style:parent-style-name="Standard">
      <style:paragraph-properties fo:line-height="150%" fo:text-align="justify" style:justify-single-word="false"/>
      <style:text-properties officeooo:paragraph-rsid="00d3f8af"/>
    </style:style>
    <style:style style:name="P62" style:family="paragraph" style:parent-style-name="Standard">
      <style:paragraph-properties fo:line-height="150%" fo:text-align="justify" style:justify-single-word="false"/>
      <style:text-properties fo:font-style="normal" officeooo:paragraph-rsid="00997859" style:font-style-asian="normal" style:font-style-complex="normal"/>
    </style:style>
    <style:style style:name="P63" style:family="paragraph" style:parent-style-name="Standard">
      <style:paragraph-properties fo:line-height="150%" fo:text-align="justify" style:justify-single-word="false"/>
      <style:text-properties fo:font-style="normal" officeooo:paragraph-rsid="0071bd04" style:font-style-asian="normal" style:font-style-complex="normal"/>
    </style:style>
    <style:style style:name="P64" style:family="paragraph" style:parent-style-name="Standard">
      <style:paragraph-properties fo:line-height="150%" fo:text-align="justify" style:justify-single-word="false"/>
      <style:text-properties fo:font-style="normal" officeooo:paragraph-rsid="00bbc9c8" style:font-style-asian="normal" style:font-style-complex="normal"/>
    </style:style>
    <style:style style:name="P65" style:family="paragraph" style:parent-style-name="Standard" style:list-style-name="L2">
      <style:paragraph-properties fo:line-height="150%" fo:text-align="justify" style:justify-single-word="false"/>
      <style:text-properties fo:font-style="normal" officeooo:paragraph-rsid="00bbc9c8" style:font-style-asian="normal" style:font-style-complex="normal"/>
    </style:style>
    <style:style style:name="P66" style:family="paragraph" style:parent-style-name="Standard" style:list-style-name="L2">
      <style:paragraph-properties fo:line-height="150%" fo:text-align="justify" style:justify-single-word="false"/>
      <style:text-properties fo:font-style="normal" officeooo:paragraph-rsid="00ce55e8" style:font-style-asian="normal" style:font-style-complex="normal"/>
    </style:style>
    <style:style style:name="P67" style:family="paragraph" style:parent-style-name="Standard" style:list-style-name="">
      <style:paragraph-properties fo:line-height="150%" fo:text-align="justify" style:justify-single-word="false"/>
      <style:text-properties fo:font-style="normal" officeooo:paragraph-rsid="00d26991" style:font-style-asian="normal" style:font-style-complex="normal"/>
    </style:style>
    <style:style style:name="P68" style:family="paragraph" style:parent-style-name="Standard" style:list-style-name="">
      <style:paragraph-properties fo:line-height="150%" fo:text-align="justify" style:justify-single-word="false"/>
      <style:text-properties fo:font-style="normal" officeooo:rsid="00ae7d37" officeooo:paragraph-rsid="00baf6ef" style:font-style-asian="normal" style:font-style-complex="normal"/>
    </style:style>
    <style:style style:name="P69" style:family="paragraph" style:parent-style-name="Heading_20_3">
      <style:text-properties fo:font-style="normal" style:font-style-asian="normal" style:font-style-complex="normal"/>
    </style:style>
    <style:style style:name="P70" style:family="paragraph" style:parent-style-name="Heading_20_4">
      <style:text-properties style:font-name="Liberation Sans" fo:font-size="12pt" fo:font-style="normal" officeooo:rsid="00175762" officeooo:paragraph-rsid="00b5ad4c" style:font-size-asian="12pt" style:font-style-asian="normal" style:font-size-complex="12pt" style:font-style-complex="normal"/>
    </style:style>
    <style:style style:name="P71" style:family="paragraph" style:parent-style-name="Heading_20_4">
      <style:paragraph-properties fo:line-height="150%" fo:text-align="justify" style:justify-single-word="false"/>
      <style:text-properties style:font-name="Liberation Sans" fo:font-size="12pt" fo:font-style="normal" officeooo:rsid="00175762" officeooo:paragraph-rsid="001c7070" style:font-size-asian="12pt" style:font-style-asian="normal" style:font-size-complex="12pt" style:font-style-complex="normal"/>
    </style:style>
    <style:style style:name="P72" style:family="paragraph" style:parent-style-name="Heading_20_4">
      <style:paragraph-properties fo:line-height="150%" fo:text-align="justify" style:justify-single-word="false"/>
      <style:text-properties style:font-name="Liberation Sans" fo:font-size="12pt" fo:font-style="normal" officeooo:rsid="004d91e9" officeooo:paragraph-rsid="004d91e9" style:font-size-asian="12pt" style:font-style-asian="normal" style:font-size-complex="12pt" style:font-style-complex="normal"/>
    </style:style>
    <style:style style:name="P73" style:family="paragraph" style:parent-style-name="Heading_20_4">
      <style:text-properties fo:font-style="normal" style:font-style-asian="normal" style:font-style-complex="normal"/>
    </style:style>
    <style:style style:name="P74" style:family="paragraph" style:parent-style-name="Heading_20_4">
      <style:paragraph-properties fo:line-height="150%" fo:text-align="justify" style:justify-single-word="false"/>
      <style:text-properties fo:font-style="normal" officeooo:paragraph-rsid="0021c85f" style:font-style-asian="normal" style:font-style-complex="normal"/>
    </style:style>
    <style:style style:name="T1" style:family="text">
      <style:text-properties officeooo:rsid="000ced21"/>
    </style:style>
    <style:style style:name="T2" style:family="text">
      <style:text-properties officeooo:rsid="001140c2"/>
    </style:style>
    <style:style style:name="T3" style:family="text">
      <style:text-properties officeooo:rsid="00131fc6"/>
    </style:style>
    <style:style style:name="T4" style:family="text">
      <style:text-properties style:font-name="Liberation Sans" fo:font-size="12pt" style:font-size-asian="12pt" style:font-size-complex="12pt"/>
    </style:style>
    <style:style style:name="T5" style:family="text">
      <style:text-properties style:font-name="Liberation Sans" fo:font-size="12pt" officeooo:rsid="000b5bfa" style:font-size-asian="12pt" style:font-size-complex="12pt"/>
    </style:style>
    <style:style style:name="T6" style:family="text">
      <style:text-properties style:font-name="Liberation Sans" fo:font-size="12pt" officeooo:rsid="001140c2" style:font-size-asian="12pt" style:font-size-complex="12pt"/>
    </style:style>
    <style:style style:name="T7" style:family="text">
      <style:text-properties style:font-name="Liberation Sans" fo:font-size="12pt" officeooo:rsid="000ede43" style:font-size-asian="12pt" style:font-size-complex="12pt"/>
    </style:style>
    <style:style style:name="T8" style:family="text">
      <style:text-properties style:font-name="Liberation Sans" fo:font-size="12pt" officeooo:rsid="00175762" style:font-size-asian="12pt" style:font-size-complex="12pt"/>
    </style:style>
    <style:style style:name="T9" style:family="text">
      <style:text-properties style:font-name="Liberation Sans" fo:font-size="12pt" officeooo:rsid="00131fc6" style:font-size-asian="12pt" style:font-size-complex="12pt"/>
    </style:style>
    <style:style style:name="T10" style:family="text">
      <style:text-properties style:font-name="Liberation Sans" fo:font-size="12pt" officeooo:rsid="00997859" style:font-size-asian="12pt" style:font-size-complex="12pt"/>
    </style:style>
    <style:style style:name="T11" style:family="text">
      <style:text-properties style:font-name="Liberation Sans" fo:font-size="12pt" officeooo:rsid="009ec8f7" style:font-size-asian="12pt" style:font-size-complex="12pt"/>
    </style:style>
    <style:style style:name="T12" style:family="text">
      <style:text-properties style:font-name="Liberation Sans" fo:font-size="12pt" officeooo:rsid="009f0dab" style:font-size-asian="12pt" style:font-size-complex="12pt"/>
    </style:style>
    <style:style style:name="T13" style:family="text">
      <style:text-properties style:font-name="Liberation Sans" fo:font-size="12pt" officeooo:rsid="00a429b8" style:font-size-asian="12pt" style:font-size-complex="12pt"/>
    </style:style>
    <style:style style:name="T14" style:family="text">
      <style:text-properties style:font-name="Liberation Sans" fo:font-size="12pt" officeooo:rsid="00ae7d37" style:font-size-asian="12pt" style:font-size-complex="12pt"/>
    </style:style>
    <style:style style:name="T15" style:family="text">
      <style:text-properties style:font-name="Liberation Sans" fo:font-size="12pt" officeooo:rsid="00b13bdb" style:font-size-asian="12pt" style:font-size-complex="12pt"/>
    </style:style>
    <style:style style:name="T16" style:family="text">
      <style:text-properties style:font-name="Liberation Sans" fo:font-size="12pt" officeooo:rsid="00baf6ef" style:font-size-asian="12pt" style:font-size-complex="12pt"/>
    </style:style>
    <style:style style:name="T17" style:family="text">
      <style:text-properties style:font-name="Liberation Sans" fo:font-size="12pt" officeooo:rsid="00bbc9c8" style:font-size-asian="12pt" style:font-size-complex="12pt"/>
    </style:style>
    <style:style style:name="T18" style:family="text">
      <style:text-properties style:font-name="Liberation Sans" fo:font-size="12pt" officeooo:rsid="001922a7" style:font-size-asian="12pt" style:font-size-complex="12pt"/>
    </style:style>
    <style:style style:name="T19" style:family="text">
      <style:text-properties style:font-name="Liberation Sans" fo:font-size="12pt" officeooo:rsid="00bcc427" style:font-size-asian="12pt" style:font-size-complex="12pt"/>
    </style:style>
    <style:style style:name="T20" style:family="text">
      <style:text-properties style:font-name="Liberation Sans" fo:font-size="12pt" officeooo:rsid="0021c85f" style:font-size-asian="12pt" style:font-size-complex="12pt"/>
    </style:style>
    <style:style style:name="T21" style:family="text">
      <style:text-properties style:font-name="Liberation Sans" fo:font-size="12pt" officeooo:rsid="00ce55e8" style:font-size-asian="12pt" style:font-size-complex="12pt"/>
    </style:style>
    <style:style style:name="T22" style:family="text">
      <style:text-properties style:font-name="Liberation Sans" fo:font-size="12pt" officeooo:rsid="00bc8148" style:font-size-asian="12pt" style:font-size-complex="12pt"/>
    </style:style>
    <style:style style:name="T23" style:family="text">
      <style:text-properties style:font-name="Liberation Sans" fo:font-size="12pt" fo:font-style="normal" officeooo:rsid="0035c12b" style:font-size-asian="12pt" style:font-style-asian="normal" style:font-size-complex="12pt" style:font-style-complex="normal"/>
    </style:style>
    <style:style style:name="T24" style:family="text">
      <style:text-properties style:font-name="Liberation Sans" fo:font-size="12pt" fo:font-style="normal" officeooo:rsid="00328cfc" style:font-size-asian="12pt" style:font-style-asian="normal" style:font-size-complex="12pt" style:font-style-complex="normal"/>
    </style:style>
    <style:style style:name="T25" style:family="text">
      <style:text-properties style:font-name="Liberation Sans" style:text-underline-style="none"/>
    </style:style>
    <style:style style:name="T26" style:family="text">
      <style:text-properties style:font-name="Liberation Sans" style:text-underline-style="none" officeooo:rsid="005ec8dc"/>
    </style:style>
    <style:style style:name="T27" style:family="text">
      <style:text-properties style:font-name="Liberation Sans" style:text-underline-style="none" officeooo:rsid="00daf91e"/>
    </style:style>
    <style:style style:name="T28" style:family="text">
      <style:text-properties style:font-name="Liberation Sans" style:text-underline-style="none" officeooo:rsid="00dcbbf3"/>
    </style:style>
    <style:style style:name="T29" style:family="text">
      <style:text-properties style:font-name="Liberation Sans" style:text-underline-style="none" officeooo:rsid="00dddf8c"/>
    </style:style>
    <style:style style:name="T30" style:family="text">
      <style:text-properties style:font-name="Liberation Sans" style:text-underline-style="none" officeooo:rsid="00e08437"/>
    </style:style>
    <style:style style:name="T31" style:family="text">
      <style:text-properties officeooo:rsid="001abd72"/>
    </style:style>
    <style:style style:name="T32" style:family="text">
      <style:text-properties officeooo:rsid="001c7070"/>
    </style:style>
    <style:style style:name="T33" style:family="text">
      <style:text-properties officeooo:rsid="00278c4c"/>
    </style:style>
    <style:style style:name="T34" style:family="text">
      <style:text-properties officeooo:rsid="002feefa"/>
    </style:style>
    <style:style style:name="T35" style:family="text">
      <style:text-properties officeooo:rsid="00311e04"/>
    </style:style>
    <style:style style:name="T36" style:family="text">
      <style:text-properties officeooo:rsid="00328cfc"/>
    </style:style>
    <style:style style:name="T37" style:family="text">
      <style:text-properties officeooo:rsid="0035c12b"/>
    </style:style>
    <style:style style:name="T38" style:family="text">
      <style:text-properties officeooo:rsid="0036c212"/>
    </style:style>
    <style:style style:name="T39" style:family="text">
      <style:text-properties officeooo:rsid="003747e4"/>
    </style:style>
    <style:style style:name="T40" style:family="text">
      <style:text-properties officeooo:rsid="003834c4"/>
    </style:style>
    <style:style style:name="T41" style:family="text">
      <style:text-properties officeooo:rsid="003b8287"/>
    </style:style>
    <style:style style:name="T42" style:family="text">
      <style:text-properties style:font-name="Anonymous Pro" officeooo:rsid="0051b14c"/>
    </style:style>
    <style:style style:name="T43" style:family="text">
      <style:text-properties style:font-name="Anonymous Pro" officeooo:rsid="005ec8dc"/>
    </style:style>
    <style:style style:name="T44" style:family="text">
      <style:text-properties style:font-name="Anonymous Pro" style:text-underline-style="none" officeooo:rsid="0051b14c"/>
    </style:style>
    <style:style style:name="T45" style:family="text">
      <style:text-properties style:font-name="Anonymous Pro" style:text-underline-style="none" officeooo:rsid="006880da"/>
    </style:style>
    <style:style style:name="T46" style:family="text">
      <style:text-properties style:font-name="Anonymous Pro" fo:font-size="12pt" style:text-underline-style="none" officeooo:rsid="0051b14c" style:font-size-asian="12pt" style:font-size-complex="12pt"/>
    </style:style>
    <style:style style:name="T47" style:family="text">
      <style:text-properties style:font-name="Anonymous Pro" fo:font-size="12pt" style:text-underline-style="none" officeooo:rsid="007d8281" style:font-size-asian="12pt" style:font-size-complex="12pt"/>
    </style:style>
    <style:style style:name="T48" style:family="text">
      <style:text-properties style:font-name="Anonymous Pro" fo:font-size="12pt" officeooo:rsid="00c8c043" style:font-size-asian="12pt" style:font-size-complex="12pt"/>
    </style:style>
    <style:style style:name="T49" style:family="text">
      <style:text-properties officeooo:rsid="0052c64a"/>
    </style:style>
    <style:style style:name="T50" style:family="text">
      <style:text-properties officeooo:rsid="00578d89"/>
    </style:style>
    <style:style style:name="T51" style:family="text">
      <style:text-properties officeooo:rsid="00590cec"/>
    </style:style>
    <style:style style:name="T52" style:family="text">
      <style:text-properties officeooo:rsid="0059f212"/>
    </style:style>
    <style:style style:name="T53" style:family="text">
      <style:text-properties officeooo:rsid="005ec8dc"/>
    </style:style>
    <style:style style:name="T54" style:family="text">
      <style:text-properties style:text-underline-style="none"/>
    </style:style>
    <style:style style:name="T55" style:family="text">
      <style:text-properties style:text-underline-style="none" officeooo:rsid="005ec8dc"/>
    </style:style>
    <style:style style:name="T56" style:family="text">
      <style:text-properties style:text-underline-style="none" officeooo:rsid="0051b14c"/>
    </style:style>
    <style:style style:name="T57" style:family="text">
      <style:text-properties style:text-underline-style="none" officeooo:rsid="006f1d5e"/>
    </style:style>
    <style:style style:name="T58" style:family="text">
      <style:text-properties style:text-underline-style="none" officeooo:rsid="0071125d"/>
    </style:style>
    <style:style style:name="T59" style:family="text">
      <style:text-properties style:text-underline-style="none" officeooo:rsid="006880da"/>
    </style:style>
    <style:style style:name="T60" style:family="text">
      <style:text-properties style:text-underline-style="none" officeooo:rsid="007641be"/>
    </style:style>
    <style:style style:name="T61" style:family="text">
      <style:text-properties style:text-underline-style="none" officeooo:rsid="00631e03"/>
    </style:style>
    <style:style style:name="T62" style:family="text">
      <style:text-properties style:text-underline-style="none" officeooo:rsid="007d8281"/>
    </style:style>
    <style:style style:name="T63" style:family="text">
      <style:text-properties style:text-underline-style="none" officeooo:rsid="007f3b87"/>
    </style:style>
    <style:style style:name="T64" style:family="text">
      <style:text-properties style:text-underline-style="none" officeooo:rsid="008072ff"/>
    </style:style>
    <style:style style:name="T65" style:family="text">
      <style:text-properties style:text-underline-style="none" officeooo:rsid="0097b0d9"/>
    </style:style>
    <style:style style:name="T66" style:family="text">
      <style:text-properties style:text-underline-style="none" officeooo:rsid="00bf4ba3"/>
    </style:style>
    <style:style style:name="T67" style:family="text">
      <style:text-properties officeooo:rsid="0066c375"/>
    </style:style>
    <style:style style:name="T68" style:family="text">
      <style:text-properties officeooo:rsid="00677fe5"/>
    </style:style>
    <style:style style:name="T69" style:family="text">
      <style:text-properties officeooo:rsid="006880da"/>
    </style:style>
    <style:style style:name="T70" style:family="text">
      <style:text-properties officeooo:rsid="006d4710"/>
    </style:style>
    <style:style style:name="T71" style:family="text">
      <style:text-properties officeooo:rsid="006d8cdd"/>
    </style:style>
    <style:style style:name="T72" style:family="text">
      <style:text-properties officeooo:rsid="006f1d5e"/>
    </style:style>
    <style:style style:name="T73" style:family="text">
      <style:text-properties officeooo:rsid="007641be"/>
    </style:style>
    <style:style style:name="T74" style:family="text">
      <style:text-properties officeooo:rsid="007c0cfd"/>
    </style:style>
    <style:style style:name="T75" style:family="text">
      <style:text-properties officeooo:rsid="007c1f77"/>
    </style:style>
    <style:style style:name="T76" style:family="text">
      <style:text-properties officeooo:rsid="00806434"/>
    </style:style>
    <style:style style:name="T77" style:family="text">
      <style:text-properties fo:font-weight="bold" style:font-weight-asian="bold" style:font-weight-complex="bold"/>
    </style:style>
    <style:style style:name="T78" style:family="text">
      <style:text-properties fo:font-weight="bold" officeooo:rsid="0086e18d" style:font-weight-asian="bold" style:font-weight-complex="bold"/>
    </style:style>
    <style:style style:name="T79" style:family="text">
      <style:text-properties fo:font-weight="bold" officeooo:rsid="007c0cfd" style:font-weight-asian="bold" style:font-weight-complex="bold"/>
    </style:style>
    <style:style style:name="T80" style:family="text">
      <style:text-properties fo:font-weight="bold" officeooo:rsid="001922a7" style:font-weight-asian="bold" style:font-weight-complex="bold"/>
    </style:style>
    <style:style style:name="T81" style:family="text">
      <style:text-properties fo:font-weight="bold" officeooo:rsid="007641be" style:font-weight-asian="bold" style:font-weight-complex="bold"/>
    </style:style>
    <style:style style:name="T82" style:family="text">
      <style:text-properties fo:font-weight="bold" officeooo:rsid="00998f7f" style:font-weight-asian="bold" style:font-weight-complex="bold"/>
    </style:style>
    <style:style style:name="T83" style:family="text">
      <style:text-properties fo:font-weight="bold" officeooo:rsid="00c1f704" style:font-weight-asian="bold" style:font-weight-complex="bold"/>
    </style:style>
    <style:style style:name="T84" style:family="text">
      <style:text-properties fo:font-weight="bold" officeooo:rsid="0021c85f" style:font-weight-asian="bold" style:font-weight-complex="bold"/>
    </style:style>
    <style:style style:name="T85" style:family="text">
      <style:text-properties fo:font-weight="bold" officeooo:rsid="00c132ec" style:font-weight-asian="bold" style:font-weight-complex="bold"/>
    </style:style>
    <style:style style:name="T86" style:family="text">
      <style:text-properties fo:font-weight="bold" officeooo:rsid="0034121e" style:font-weight-asian="bold" style:font-weight-complex="bold"/>
    </style:style>
    <style:style style:name="T87" style:family="text">
      <style:text-properties style:font-name="Anonymous Pro"/>
    </style:style>
    <style:style style:name="T88" style:family="text">
      <style:text-properties style:font-name="Anonymous Pro" officeooo:rsid="003747e4"/>
    </style:style>
    <style:style style:name="T89" style:family="text">
      <style:text-properties style:font-name="Anonymous Pro" fo:font-size="12pt" officeooo:rsid="00b13bdb" style:font-size-asian="12pt" style:font-size-complex="12pt"/>
    </style:style>
    <style:style style:name="T90" style:family="text">
      <style:text-properties style:font-name="Anonymous Pro" fo:font-size="12pt" officeooo:rsid="00ce55e8" style:font-size-asian="12pt" style:font-size-complex="12pt"/>
    </style:style>
    <style:style style:name="T91" style:family="text">
      <style:text-properties style:font-name="Anonymous Pro" officeooo:rsid="00b13bdb"/>
    </style:style>
    <style:style style:name="T92" style:family="text">
      <style:text-properties style:font-name="Anonymous Pro" officeooo:rsid="00bcc427"/>
    </style:style>
    <style:style style:name="T93" style:family="text">
      <style:text-properties style:font-name="Anonymous Pro" officeooo:rsid="00ce55e8"/>
    </style:style>
    <style:style style:name="T94" style:family="text">
      <style:text-properties officeooo:rsid="0090e607"/>
    </style:style>
    <style:style style:name="T95" style:family="text">
      <style:text-properties officeooo:rsid="0092ab26"/>
    </style:style>
    <style:style style:name="T96" style:family="text">
      <style:text-properties officeooo:rsid="0093c2ce"/>
    </style:style>
    <style:style style:name="T97" style:family="text">
      <style:text-properties officeooo:rsid="00ae0f23"/>
    </style:style>
    <style:style style:name="T98" style:family="text">
      <style:text-properties officeooo:rsid="00b13bdb"/>
    </style:style>
    <style:style style:name="T99" style:family="text">
      <style:text-properties officeooo:rsid="00baf6ef"/>
    </style:style>
    <style:style style:name="T100" style:family="text">
      <style:text-properties officeooo:rsid="00bbc9c8"/>
    </style:style>
    <style:style style:name="T101" style:family="text">
      <style:text-properties fo:font-weight="normal" style:font-weight-asian="normal" style:font-weight-complex="normal"/>
    </style:style>
    <style:style style:name="T102" style:family="text">
      <style:text-properties fo:font-weight="normal" officeooo:rsid="007641be" style:font-weight-asian="normal" style:font-weight-complex="normal"/>
    </style:style>
    <style:style style:name="T103" style:family="text">
      <style:text-properties officeooo:rsid="00c132ec"/>
    </style:style>
    <style:style style:name="T104" style:family="text">
      <style:text-properties officeooo:rsid="00c1f704"/>
    </style:style>
    <style:style style:name="T105" style:family="text">
      <style:text-properties officeooo:rsid="00c77059"/>
    </style:style>
    <style:style style:name="T106" style:family="text">
      <style:text-properties officeooo:rsid="00c8c043"/>
    </style:style>
    <style:style style:name="T107" style:family="text">
      <style:text-properties officeooo:rsid="00cb3b15"/>
    </style:style>
    <style:style style:name="T108" style:family="text">
      <style:text-properties officeooo:rsid="00cccb53"/>
    </style:style>
    <style:style style:name="T109" style:family="text">
      <style:text-properties officeooo:rsid="00ce55e8"/>
    </style:style>
    <style:style style:name="T110" style:family="text">
      <style:text-properties officeooo:rsid="00d11c1d"/>
    </style:style>
    <style:style style:name="T111" style:family="text">
      <style:text-properties officeooo:rsid="00d2fcd6"/>
    </style:style>
    <style:style style:name="T112" style:family="text">
      <style:text-properties officeooo:rsid="00d8223e"/>
    </style:style>
    <style:style style:name="T113" style:family="text">
      <style:text-properties officeooo:rsid="00daf91e"/>
    </style:style>
    <style:style style:name="T114" style:family="text">
      <style:text-properties officeooo:rsid="00dcbbf3"/>
    </style:style>
    <style:style style:name="T115" style:family="text">
      <style:text-properties officeooo:rsid="00e07c17"/>
    </style:style>
    <style:style style:name="T116" style:family="text">
      <style:text-properties style:text-underline-style="solid" style:text-underline-type="double" style:text-underline-width="auto" style:text-underline-color="font-color"/>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3">Kolorowanie grafu</text:h>
      <text:p text:style-name="P27">Jakub Buda 119507</text:p>
      <text:p text:style-name="P27">Marcin Urbaniak <text:span text:style-name="T78">'</text:span><text:span text:style-name="T77">%6d</text:span><text:span text:style-name="T78">' % twoj_indeks</text:span></text:p>
      <text:p text:style-name="P28"/>
      <text:p text:style-name="P29"><text:span text:style-name="T1"><text:tab/>K</text:span>olorowa<text:span text:style-name="T1">nie wierzchołków grafu polega na przyporządkowaniu każdemu wierzchołkowi tego grafu pewnej wartości – liczby naturalnej, intuicyjnie rozumianej jako kod odnoszący się do pewnego koloru. Kolorowanie grafu jest legalne (dozwolone) jeżeli żadnym z dwóch sąsiadujących wierzchołków nie przypisano tej samej wartości. Optymalne kolorowanie ma miejsce gdy liczba użytych wartości (wierzchołków) równa jest liczbie chromatycznej</text:span><text:span text:style-name="T1"><draw:frame draw:style-name="fr1" draw:name="Obiekt6" text:anchor-type="as-char" svg:y="-0.386cm" svg:width="1.138cm" svg:height="0.506cm" draw:z-index="1"><draw:object xlink:href="./Object 6" xlink:type="simple" xlink:show="embed" xlink:actuate="onLoad"/><draw:image xlink:href="./ObjectReplacements/Object 6" xlink:type="simple" xlink:show="embed" xlink:actuate="onLoad"/></draw:frame></text:span><text:span text:style-name="T1">grafu</text:span><text:span text:style-name="T1"><draw:frame draw:style-name="fr1" draw:name="Obiekt7" text:anchor-type="as-char" svg:y="-0.377cm" svg:width="0.519cm" svg:height="0.469cm" draw:z-index="2"><draw:object xlink:href="./Object 7" xlink:type="simple" xlink:show="embed" xlink:actuate="onLoad"/><draw:image xlink:href="./ObjectReplacements/Object 7" xlink:type="simple" xlink:show="embed" xlink:actuate="onLoad"/><svg:desc>formuła</svg:desc></draw:frame></text:span><text:span text:style-name="T1">, to znaczy gdy użyto najmniejszej możliwej liczby kolorów.</text:span></text:p>
      <text:p text:style-name="P30"><text:tab/><text:span text:style-name="T2">Na problem kolorowania grafów po raz pierwszy natknięto się w XIX wieku gdy wraz z rozwojem wojskowej kartografii próbowano obniżyć koszty masowego druku map w dużej skali. Hipoteza twierdzenia o czterech barwach, według którego każdy graf planarny można pokolorować co najwyżej czterema barwami, postawiona została już w 1840r. a jej pierwszy dowód przedstawiono dwanaście lat później.</text:span></text:p>
      <text:p text:style-name="P30"/>
      <text:h text:style-name="P73" text:outline-level="4">Algorytm dokładny</text:h>
      <text:p text:style-name="P62"><text:span text:style-name="T5"><text:tab/></text:span><text:span text:style-name="T7">Problem kolorowania grafu to typowy przykład problemu NP-trudnego. Nie jest znany algorytm pozwalający na optymalne pokolorowanie grafu w czasie wielomianowym co oznacza że znajdowanie liczby chromatycznej i decyzyjny wariant problemu – to znaczy odpowiedź czy graf można legalnie pokolorować co najwyżej</text:span><text:span text:style-name="T7"><draw:frame draw:style-name="fr1" draw:name="Obiekt4" text:anchor-type="as-char" svg:y="-0.377cm" svg:width="0.425cm" svg:height="0.469cm" draw:z-index="0"><draw:object xlink:href="./Object 4" xlink:type="simple" xlink:show="embed" xlink:actuate="onLoad"/><draw:image xlink:href="./ObjectReplacements/Object 4" xlink:type="simple" xlink:show="embed" xlink:actuate="onLoad"/><svg:desc>formuła</svg:desc></draw:frame></text:span><text:span text:style-name="T7">kolorami – również mają wykładniczą złożoność obliczeniową. Wciąż jedynym sposobem pozwalającym na uzyskanie dokładnego rozwiązania jest podejście „bruteforce”, to znaczy wygenerowanie i przejrzenie wszystkich możliwych rozwiązań i wybór tego które będzie jednocześnie charakteryzowane przez najniższą liczbę chromatyczną i </text:span><text:span text:style-name="T13">dozwolone</text:span><text:span text:style-name="T7">. Oczywistą wadą jest wysoka złożoność obliczeniowa: znalezienie najlepszego poprawnego przyporządkowania</text:span><text:span text:style-name="T7"><draw:frame draw:style-name="fr1" draw:name="Obiekt3" text:anchor-type="as-char" svg:y="-0.377cm" svg:width="0.422cm" svg:height="0.469cm" draw:z-index="3"><draw:object xlink:href="./Object 1" xlink:type="simple" xlink:show="embed" xlink:actuate="onLoad"/><draw:image xlink:href="./ObjectReplacements/Object 1" xlink:type="simple" xlink:show="embed" xlink:actuate="onLoad"/><svg:desc>formuła</svg:desc></draw:frame></text:span><text:span text:style-name="T7">wierzchołkom co najwyżej</text:span><text:span text:style-name="T7"><draw:frame draw:style-name="fr1" draw:name="Obiekt2" text:anchor-type="as-char" svg:y="-0.377cm" svg:width="0.425cm" svg:height="0.469cm" draw:z-index="4"><draw:object xlink:href="./Object 2" xlink:type="simple" xlink:show="embed" xlink:actuate="onLoad"/><draw:image xlink:href="./ObjectReplacements/Object 2" xlink:type="simple" xlink:show="embed" xlink:actuate="onLoad"/><svg:desc>formuła</svg:desc></draw:frame></text:span><text:span text:style-name="T7">kolorów wymaga </text:span><text:span text:style-name="T7"><draw:frame draw:style-name="fr1" draw:name="Obiekt1" text:anchor-type="as-char" svg:y="-0.437cm" svg:width="0.579cm" svg:height="0.531cm" draw:z-index="5"><draw:object xlink:href="./Object 3" xlink:type="simple" xlink:show="embed" xlink:actuate="onLoad"/><draw:image xlink:href="./ObjectReplacements/Object 3" xlink:type="simple" xlink:show="embed" xlink:actuate="onLoad"/><svg:desc>formuła</svg:desc></draw:frame></text:span><text:span text:style-name="T7">porównań. </text:span><text:span text:style-name="T6">W pesymistycznym wypadku graf</text:span><text:span text:style-name="T12">ów</text:span><text:span text:style-name="T6"> bardzo gęstych lub wręcz pełnych, </text:span><text:span text:style-name="T9">ilość kolorów będzie równa ilości wierzchołków</text:span><text:span text:style-name="T9"><draw:frame draw:style-name="fr1" draw:name="Obiekt5" text:anchor-type="as-char" svg:y="-0.377cm" svg:width="1cm" svg:height="0.469cm" draw:z-index="6"><draw:object xlink:href="./Object 5" xlink:type="simple" xlink:show="embed" xlink:actuate="onLoad"/><draw:image xlink:href="./ObjectReplacements/Object 5" xlink:type="simple" xlink:show="embed" xlink:actuate="onLoad"/><svg:desc>formuła</svg:desc></draw:frame></text:span><text:span text:style-name="T6">co sprowadza złożoność obliczeniową do </text:span><text:span text:style-name="T9">jeszcze wyższej klasy</text:span><text:span text:style-name="T9"><draw:frame draw:style-name="fr1" draw:name="Obiekt8" text:anchor-type="as-char" svg:y="-0.439cm" svg:width="1.222cm" svg:height="0.561cm" draw:z-index="7"><draw:object xlink:href="./Object 8" xlink:type="simple" xlink:show="embed" xlink:actuate="onLoad"/><draw:image xlink:href="./ObjectReplacements/Object 8" xlink:type="simple" xlink:show="embed" xlink:actuate="onLoad"/><svg:desc>formuła</svg:desc></draw:frame></text:span><text:span text:style-name="T9">. </text:span><text:span text:style-name="T10">Czas działania takiego algorytmu </text:span><text:span text:style-name="T9">jest niepraktycznie długi jeśli liczba wierzchołków </text:span><text:span text:style-name="T11">dochodzi do </text:span><text:span text:style-name="T9">10, </text:span><text:span text:style-name="T14">co w większości wypadków właściwie wyklucza jego praktyczne stosowanie.</text:span></text:p>
      <text:p text:style-name="P31"><text:soft-page-break/><text:span text:style-name="T101">Pseudokod </text:span><text:span text:style-name="T102">1</text:span><text:span text:style-name="T73">. </text:span><text:span text:style-name="T81">A</text:span><text:span text:style-name="T77">lgorytm dokładn</text:span><text:span text:style-name="T81">y.</text:span></text:p>
      <text:p text:style-name="P42"><text:span text:style-name="T54">Dane: graf o N wierzcholkach,</text:span></text:p>
      <text:p text:style-name="P54"><text:span text:style-name="T42">po</text:span><text:span text:style-name="T43">licz_kolory(kolorowanie) –</text:span><text:span text:style-name="T42"> </text:span><text:span text:style-name="T53">funkcja podająca ilość wartości użytych kolorów</text:span></text:p>
      <text:p text:style-name="P1">legalne_kolorowanie(kolorowanie) <text:span text:style-name="T55">–</text:span><text:span text:style-name="T56"> </text:span><text:span text:style-name="T26">funkcja </text:span><text:span text:style-name="T25">informująca czy podane kolorowanie <text:tab/><text:tab/><text:tab/><text:tab/><text:tab/><text:tab/> <text:s text:c="6"/>jest dozwolone</text:span></text:p>
      <text:p text:style-name="P2">procedura <text:span text:style-name="T53">koloruj_</text:span>bruteforce(graf):</text:p>
      <text:p text:style-name="P2"><text:tab/><text:span text:style-name="T51">int obecne_</text:span>kolorowanie<text:span text:style-name="T51">[N] := {0};</text:span></text:p>
      <text:p text:style-name="P2"><text:tab/><text:span text:style-name="T67">licznik := 0;</text:span></text:p>
      <text:p text:style-name="P2"><text:tab/><text:span text:style-name="T68">while licznik &lt; N ^ N:</text:span></text:p>
      <text:p text:style-name="P2"><text:tab/><text:tab/><text:span text:style-name="T72">if legalne_kolorowanie(obecne_</text:span>kolorowanie<text:span text:style-name="T51">):</text:span></text:p>
      <text:p text:style-name="P2"><text:tab/><text:tab/><text:tab/><text:span text:style-name="T72">if </text:span><text:span text:style-name="T54">po</text:span><text:span text:style-name="T55">licz_kolory(kolorowanie) </text:span><text:span text:style-name="T57">&lt; </text:span><text:span text:style-name="T58">:</text:span></text:p>
      <text:p text:style-name="P17"><text:span text:style-name="T54"><text:tab/><text:tab/><text:tab/><text:tab/>najlepsze_kolorowanie := obecne_kolorowanie;</text:span></text:p>
      <text:p text:style-name="P2"><text:span text:style-name="T58"><text:tab/><text:tab/><text:tab/></text:span><text:span text:style-name="T63">endif;</text:span></text:p>
      <text:p text:style-name="P22"><text:tab/><text:tab/>endif;</text:p>
      <text:p text:style-name="P2"><text:span text:style-name="T58"><text:tab/><text:tab/></text:span><text:span text:style-name="T54">in</text:span><text:span text:style-name="T59">kr</text:span><text:span text:style-name="T54">_</text:span><text:span text:style-name="T59">z_przeniesieniem</text:span><text:span text:style-name="T54">(kolorowanie</text:span><text:span text:style-name="T55">,</text:span><text:span text:style-name="T54"> i, </text:span><text:span text:style-name="T65">N</text:span><text:span text:style-name="T54">);</text:span></text:p>
      <text:p text:style-name="P3"><text:span text:style-name="T54"><text:tab/></text:span><text:span text:style-name="T62">endwhile;</text:span></text:p>
      <text:p text:style-name="P2"/>
      <text:p text:style-name="P2">procedura in<text:span text:style-name="T69">kr</text:span>_<text:span text:style-name="T69">z_przeniesieniem</text:span>(kolorowanie<text:span text:style-name="T53">,</text:span> i, k_max):</text:p>
      <text:p text:style-name="P2"><text:tab/><text:span text:style-name="T70">kolorowanie[i] += 1</text:span></text:p>
      <text:p text:style-name="P2"><text:tab/><text:span text:style-name="T71">if kolorowanie[i] &gt; k_max:</text:span></text:p>
      <text:p text:style-name="P2"><text:tab/><text:tab/><text:span text:style-name="T71">kolorowanie[i] = 0;</text:span></text:p>
      <text:p text:style-name="P2"><text:tab/><text:tab/><text:span text:style-name="T71">inkr_z_przeniesieniem(kolorowanie, i+1, k_max);</text:span></text:p>
      <text:p text:style-name="P2"><text:tab/><text:span text:style-name="T76">endif;</text:span></text:p>
      <text:p text:style-name="P4"/>
      <text:p text:style-name="P39"><text:span text:style-name="T111">Niech będzie d</text:span>any przykładowy graf<draw:frame draw:style-name="fr1" draw:name="Obiekt28" text:anchor-type="as-char" svg:y="-0.377cm" svg:width="0.519cm" svg:height="0.469cm" draw:z-index="11"><draw:object xlink:href="./Object 30" xlink:type="simple" xlink:show="embed" xlink:actuate="onLoad"/><draw:image xlink:href="./ObjectReplacements/Object 30" xlink:type="simple" xlink:show="embed" xlink:actuate="onLoad"/><svg:desc>formuła</svg:desc></draw:frame><text:span text:style-name="T34">postaci</text:span>:<draw:frame draw:style-name="fr1" draw:name="Obiekt29" text:anchor-type="as-char" svg:y="-0.377cm" svg:width="7.071cm" svg:height="0.469cm" draw:z-index="12"><draw:object xlink:href="./Object 31" xlink:type="simple" xlink:show="embed" xlink:actuate="onLoad"/><draw:image xlink:href="./ObjectReplacements/Object 31" xlink:type="simple" xlink:show="embed" xlink:actuate="onLoad"/><svg:desc>formuła</svg:desc></draw:frame></text:p>
      <text:p text:style-name="P39">Algorytm dokład<text:span text:style-name="T34">n</text:span>y zaimplementowany w wyż<text:span text:style-name="T94">ej przedstawiony </text:span>sposób <text:span text:style-name="T34">wyznaczy </text:span>będzie generował i sprawdzał kolejne <text:span text:style-name="T34"><text:s/></text:span>kolorowania <text:s/>w następującej kolejności:</text:p>
      <text:p text:style-name="P60"><text:span text:style-name="T38">[1] <text:s/></text:span>{1: 0, 2: 0, 3: 0, 4: 0}</text:p>
      <text:p text:style-name="P60"><text:span text:style-name="T38">[2] <text:s/></text:span>{1: 1, 2: 0, 3: 0, 4: 0}</text:p>
      <text:p text:style-name="P60"><text:span text:style-name="T38">[3] <text:s/></text:span>{1: 2, 2: 0, 3: 0, 4: 0}</text:p>
      <text:p text:style-name="P60"><text:span text:style-name="T38">[4] <text:s/></text:span>{1: 3, 2: 0, 3: 0, 4: 0}</text:p>
      <text:p text:style-name="P60"><text:span text:style-name="T38">[5] <text:s/></text:span>{1: 4, 2: 0, 3: 0, 4: 0}</text:p>
      <text:p text:style-name="P60"><text:span text:style-name="T38">[6] <text:s/></text:span>{1: 0, 2: 1, 3: 0, 4: 0}</text:p>
      <text:p text:style-name="P40"><text:span text:style-name="T87">… <text:tab/><text:tab/><text:tab/><text:tab/><text:tab/><text:tab/></text:span>i<text:span text:style-name="T95">td.</text:span>; po natrafieniu na <text:span text:style-name="T40">36. </text:span>odpowiedź <text:span text:style-name="T35">o kodach</text:span></text:p>
      <text:p text:style-name="P40"><text:span text:style-name="T39">[</text:span><text:span text:style-name="T88">36] </text:span><text:span text:style-name="T87">{1: 0, 2: 2, 3: 1, 4: 0} <text:tab/></text:span>rozpozna ją jako legalną, zapisze jako tymczasowo najlepszą, <text:span text:style-name="T96">przypisze</text:span><text:span text:style-name="T96"><draw:frame draw:style-name="fr1" draw:name="Obiekt32" text:anchor-type="as-char" svg:y="-0.377cm" svg:width="1.88cm" svg:height="0.469cm" draw:z-index="8"><draw:object xlink:href="./Object 26" xlink:type="simple" xlink:show="embed" xlink:actuate="onLoad"/><draw:image xlink:href="./ObjectReplacements/Object 26" xlink:type="simple" xlink:show="embed" xlink:actuate="onLoad"/><svg:desc>formuła</svg:desc></draw:frame></text:span><text:span text:style-name="T96">, i będzie kontynuował przeszukiwanie kolejnych wartości, aż licznik osiągnie wartość </text:span><text:span text:style-name="T96"><draw:frame draw:style-name="fr1" draw:name="Obiekt30" text:anchor-type="as-char" svg:y="-0.439cm" svg:width="0.757cm" svg:height="0.531cm" draw:z-index="13"><draw:object xlink:href="./Object 32" xlink:type="simple" xlink:show="embed" xlink:actuate="onLoad"/><draw:image xlink:href="./ObjectReplacements/Object 32" xlink:type="simple" xlink:show="embed" xlink:actuate="onLoad"/><svg:desc>formuła</svg:desc></draw:frame></text:span><text:span text:style-name="T96">. W przypadku danego grafu </text:span><text:span text:style-name="T96"><draw:frame draw:style-name="fr1" draw:name="Obiekt26" text:anchor-type="as-char" svg:y="-0.377cm" svg:width="0.519cm" svg:height="0.469cm" draw:z-index="9"><draw:object xlink:href="./Object 28" xlink:type="simple" xlink:show="embed" xlink:actuate="onLoad"/><draw:image xlink:href="./ObjectReplacements/Object 28" xlink:type="simple" xlink:show="embed" xlink:actuate="onLoad"/><svg:desc>formuła</svg:desc></draw:frame></text:span><text:span text:style-name="T96"> </text:span><text:soft-page-break/><text:span text:style-name="T96">wśród wygenerowanych kodów nie zostanie znalezione rozwiązanie o niższym</text:span><text:span text:style-name="T96"><draw:frame draw:style-name="fr1" draw:name="Obiekt31" text:anchor-type="as-char" svg:y="-0.386cm" svg:width="1.138cm" svg:height="0.506cm" draw:z-index="10"><draw:object xlink:href="./Object 29" xlink:type="simple" xlink:show="embed" xlink:actuate="onLoad"/><draw:image xlink:href="./ObjectReplacements/Object 29" xlink:type="simple" xlink:show="embed" xlink:actuate="onLoad"/><svg:desc>formuła</svg:desc></draw:frame></text:span><text:span text:style-name="T96">i pierwsze znalezione legalne kolorowanie jest już optymalne. Jednak dla pewności konieczne jest przejrzenie wszystkich możliwych rozwiązań.</text:span></text:p>
      <text:p text:style-name="P41"/>
      <text:p text:style-name="P41"><text:span text:style-name="T3"><text:tab/>Można podjąć próbę optymalizacji poprzez heurystyczne wyznaczenie na początku działania algorytmu maksymalnej możliwej wartości</text:span><text:span text:style-name="T3"><draw:frame draw:style-name="fr1" draw:name="Obiekt9" text:anchor-type="as-char" svg:y="-0.377cm" svg:width="0.425cm" svg:height="0.469cm" draw:z-index="14"><draw:object xlink:href="./Object 9" xlink:type="simple" xlink:show="embed" xlink:actuate="onLoad"/><draw:image xlink:href="./ObjectReplacements/Object 9" xlink:type="simple" xlink:show="embed" xlink:actuate="onLoad"/><svg:desc>formuła</svg:desc></draw:frame></text:span><text:span text:style-name="T3">– górnego ograniczenia liczby chromatycznej – przy użyciu innego podejścia, na przykład algorytmu zachłannego, po czym standardowo wyznaczyć </text:span><text:span text:style-name="T3"><draw:frame draw:style-name="fr1" draw:name="Obiekt10" text:anchor-type="as-char" svg:y="-0.437cm" svg:width="0.579cm" svg:height="0.529cm" draw:z-index="15"><draw:object xlink:href="./Object 10" xlink:type="simple" xlink:show="embed" xlink:actuate="onLoad"/><draw:image xlink:href="./ObjectReplacements/Object 10" xlink:type="simple" xlink:show="embed" xlink:actuate="onLoad"/><svg:desc>formuła</svg:desc></draw:frame></text:span><text:span text:style-name="T3">wariantów. Dodatkowo po znalezieniu rozwiązania o niższej liczbie kolorów można ponownie zmniejszać</text:span><text:span text:style-name="T3"><draw:frame draw:style-name="fr1" draw:name="Obiekt17" text:anchor-type="as-char" svg:y="-0.377cm" svg:width="0.425cm" svg:height="0.469cm" draw:z-index="16"><draw:object xlink:href="./Object 17" xlink:type="simple" xlink:show="embed" xlink:actuate="onLoad"/><draw:image xlink:href="./ObjectReplacements/Object 17" xlink:type="simple" xlink:show="embed" xlink:actuate="onLoad"/><svg:desc>formuła</svg:desc></draw:frame></text:span><text:span text:style-name="T3">i dodatkowo ograniczać zakres przeszukiwanych rozwiązań. Dla grafów rzadkich może to stanowić bardzo istotne usprawnienie, jednakże mimo tego w dalszym ciągu czas działania takiego algorytmu ogranicza jego zastosowanie do raczej niewielkich grafów.</text:span></text:p>
      <text:p text:style-name="P32"/>
      <text:p text:style-name="P32">Pseudokod <text:span text:style-name="T73">2. </text:span><text:span text:style-name="T81">Zmodyfikowany </text:span><text:span text:style-name="T77">algorytm dokładn</text:span><text:span text:style-name="T81">y </text:span><text:span text:style-name="T82">z ograniczeniem</text:span><text:span text:style-name="T81">.</text:span></text:p>
      <text:p text:style-name="P42"><text:span text:style-name="T54">Dane </text:span><text:span text:style-name="T60">wejściowe i procedura </text:span><text:span text:style-name="T44">in</text:span><text:span text:style-name="T45">kr</text:span><text:span text:style-name="T44">_</text:span><text:span text:style-name="T45">z_przeniesieniem</text:span><text:span text:style-name="T60"> </text:span><text:span text:style-name="T66">zdefiniowane</text:span><text:span text:style-name="T61"> </text:span><text:span text:style-name="T60">w pseudokodzie 1.</text:span></text:p>
      <text:p text:style-name="P5"/>
      <text:p text:style-name="P5">procedura <text:span text:style-name="T53">koloruj_branch_and_bound</text:span>(graf):</text:p>
      <text:p text:style-name="P6"><text:tab/><text:span text:style-name="T51">int obecne_</text:span>kolorowanie<text:span text:style-name="T51">[N] := {0};</text:span></text:p>
      <text:p text:style-name="P5"><text:tab/><text:span text:style-name="T53">najle</text:span><text:tab/>psze_kolorowani<text:span text:style-name="T53">e</text:span> := <text:span text:style-name="T53">koloruj_zachlannie(graf);</text:span></text:p>
      <text:p text:style-name="P5"><text:tab/><text:span text:style-name="T53">k_max := policz_kolory(najlepsze_kolorwanie);</text:span></text:p>
      <text:p text:style-name="P7"><text:tab/><text:span text:style-name="T67">licznik := 0;</text:span></text:p>
      <text:p text:style-name="P7"><text:tab/><text:span text:style-name="T68">while licznik &lt; max_k ^ N:</text:span></text:p>
      <text:p text:style-name="P8"><text:tab/><text:tab/><text:span text:style-name="T72">if legalne_kolorowanie(obecne_</text:span>kolorowanie<text:span text:style-name="T51">):</text:span></text:p>
      <text:p text:style-name="P9"><text:tab/><text:tab/><text:tab/><text:span text:style-name="T72">if </text:span><text:span text:style-name="T54">po</text:span><text:span text:style-name="T55">licz_kolory(kolorowanie) </text:span><text:span text:style-name="T57">&lt; </text:span><text:span text:style-name="T58">k_max:</text:span></text:p>
      <text:p text:style-name="P23"><text:tab/><text:tab/><text:tab/><text:tab/>najlepsze_kolorowanie := obecne_kolorowanie;</text:p>
      <text:p text:style-name="P10"><text:span text:style-name="T58"><text:tab/><text:tab/><text:tab/><text:tab/>k_max = po</text:span><text:span text:style-name="T55">licz_kolory(kolorowanie)</text:span><text:span text:style-name="T58">;</text:span></text:p>
      <text:p text:style-name="P10"><text:span text:style-name="T58"><text:tab/><text:tab/><text:tab/></text:span><text:span text:style-name="T64">endif;</text:span></text:p>
      <text:p text:style-name="P24"><text:tab/><text:tab/>endif;</text:p>
      <text:p text:style-name="P11"><text:span text:style-name="T58"><text:tab/><text:tab/></text:span><text:span text:style-name="T54">in</text:span><text:span text:style-name="T59">kr</text:span><text:span text:style-name="T54">_</text:span><text:span text:style-name="T59">z_przeniesieniem</text:span><text:span text:style-name="T54">(kolorowanie</text:span><text:span text:style-name="T55">,</text:span><text:span text:style-name="T54"> i, k_max);</text:span></text:p>
      <text:p text:style-name="P63"><text:span text:style-name="T46"><text:tab/></text:span><text:span text:style-name="T47">endwhile;</text:span></text:p>
      <text:h text:style-name="P43" text:outline-level="4"/>
      <text:h text:style-name="P43" text:outline-level="4"><text:tab/>Dla przykładowego <text:span text:style-name="T98">grafu</text:span><text:span text:style-name="T98"><draw:frame draw:style-name="fr1" draw:name="Obiekt11" text:anchor-type="as-char" svg:y="-0.377cm" svg:width="0.519cm" svg:height="0.469cm" draw:z-index="19"><draw:object xlink:href="./Object 13" xlink:type="simple" xlink:show="embed" xlink:actuate="onLoad"/><draw:image xlink:href="./ObjectReplacements/Object 13" xlink:type="simple" xlink:show="embed" xlink:actuate="onLoad"/><svg:desc>formuła</svg:desc></draw:frame></text:span><text:span text:style-name="T98">kolejność generowania pierwszych rozwiązań jest identyczna jak w podstawowym algorytmie, rozwiązane optymalne również zostaje znalezione jako 36., lecz w tym momencie następuje przypisanie</text:span><text:span text:style-name="T98"><draw:frame draw:style-name="fr1" draw:name="Obiekt12" text:anchor-type="as-char" svg:y="-0.377cm" svg:width="1.953cm" svg:height="0.469cm" draw:z-index="20"><draw:object xlink:href="./Object 18" xlink:type="simple" xlink:show="embed" xlink:actuate="onLoad"/><draw:image xlink:href="./ObjectReplacements/Object 18" xlink:type="simple" xlink:show="embed" xlink:actuate="onLoad"/></draw:frame></text:span><text:span text:style-name="T98">i program zwróci wynik już po sprawdzeniu</text:span><text:span text:style-name="T98"><draw:frame draw:style-name="fr1" draw:name="Obiekt34" text:anchor-type="as-char" svg:y="-0.439cm" svg:width="1.513cm" svg:height="0.531cm" draw:z-index="21"><draw:object xlink:href="./Object 34" xlink:type="simple" xlink:show="embed" xlink:actuate="onLoad"/><draw:image xlink:href="./ObjectReplacements/Object 34" xlink:type="simple" xlink:show="embed" xlink:actuate="onLoad"/><svg:desc>formuła</svg:desc></draw:frame></text:span><text:span text:style-name="T98">rozwiązań.</text:span></text:h>
      <text:h text:style-name="P33" text:outline-level="4"><text:soft-page-break/><text:tab/>Pamięciowa złożoność <text:span text:style-name="T97">obu algorytmów dokładnych wynosi</text:span><draw:frame draw:style-name="fr1" draw:name="Obiekt13" text:anchor-type="as-char" svg:y="-0.386cm" svg:width="1.215cm" svg:height="0.51cm" draw:z-index="17"><draw:object xlink:href="./Object 11" xlink:type="simple" xlink:show="embed" xlink:actuate="onLoad"/><draw:image xlink:href="./ObjectReplacements/Object 11" xlink:type="simple" xlink:show="embed" xlink:actuate="onLoad"/><svg:desc>formuła</svg:desc></draw:frame><text:span text:style-name="T31">gdyż konieczne jest utworzenie nowej struktury danych mieszczącej rozwiązanie (przyporządkowany kolor) dla każdego z</text:span><text:span text:style-name="T31"><draw:frame draw:style-name="fr1" draw:name="Obiekt18" text:anchor-type="as-char" svg:y="-0.377cm" svg:width="0.422cm" svg:height="0.469cm" draw:z-index="18"><draw:object xlink:href="./Object 12" xlink:type="simple" xlink:show="embed" xlink:actuate="onLoad"/><draw:image xlink:href="./ObjectReplacements/Object 12" xlink:type="simple" xlink:show="embed" xlink:actuate="onLoad"/><svg:desc>formuła</svg:desc></draw:frame></text:span><text:span text:style-name="T31">wierzchołków; z tej racji jest to praktycznie minimalna złożoność pamięciowa dla rozwiązania problemu kolorowania.</text:span></text:h>
      <text:h text:style-name="P33" text:outline-level="4"/>
      <text:h text:style-name="P70" text:outline-level="4">Algorytm zachłanny</text:h>
      <text:p text:style-name="P34"/>
      <text:p text:style-name="P34"><text:tab/><text:span text:style-name="T37">Wszystkie pozostałe omawiane algorytmy to algorytmy przybliżone, nie gwarantujące dokładnego rozwiązania problemu (uzyskania optymalnego kolorowania) a jedynie pewne jego przybliżenie. Pierwszym z nich jest najprostszy z omawianych, </text:span>algorytm zachłanny. <text:span text:style-name="T33">Inicjalizuje on strukturę danych (na przykład słownik lub tablicę haszującą) kolorowania z tą samą wartością (na przykład kodem 0) dla wszystkich wierzchołków. W następnym kroku iteruje po kolejnych wierzchołkach, inkrementując przypisaną im wartość aż do momentu w którym żaden wierzchołek sąsiadujący z aktualnie przetwarzanym nie ma przypisanej takiej samej wartości. Rozwiązanie uzyskiwane jest szybko, w wielomianowym czasie, jednak jak wspomniano może nie być optymalne (dokładne).</text:span></text:p>
      <text:p text:style-name="P32"/>
      <text:p text:style-name="P57">Pseudokod <text:span text:style-name="T74">3. </text:span><text:span text:style-name="T79">A</text:span><text:span text:style-name="T77">lgorytm </text:span><text:span text:style-name="T80">zachłan</text:span><text:span text:style-name="T77">n</text:span><text:span text:style-name="T79">y.</text:span></text:p>
      <text:p text:style-name="P55">Dane: graf o N wierzcholkach</text:p>
      <text:p text:style-name="P12"/>
      <text:p text:style-name="P12"><text:span text:style-name="T75">p</text:span>rocedura koloruj_zachlannie(graf):</text:p>
      <text:p text:style-name="P12"><text:tab/><text:span text:style-name="T51">int </text:span>kolorowanie<text:span text:style-name="T51">[N] := {0};</text:span></text:p>
      <text:p text:style-name="P12"><text:tab/><text:span text:style-name="T50">for i = 0 to N</text:span>:</text:p>
      <text:p text:style-name="P12"><text:tab/><text:tab/><text:span text:style-name="T108">v = graf.wierzcholki[i]</text:span></text:p>
      <text:p text:style-name="P12"><text:tab/><text:tab/><text:span text:style-name="T51">lista sasiednie_kolory := [];</text:span></text:p>
      <text:p text:style-name="P13"><text:tab/><text:tab/><text:span text:style-name="T51">for j = 1 to N</text:span>:</text:p>
      <text:p text:style-name="P13"><text:tab/><text:tab/><text:tab/><text:span text:style-name="T51">if graf.zawiera_krawedz(v, j):</text:span></text:p>
      <text:p text:style-name="P13"><text:tab/><text:tab/><text:tab/><text:tab/><text:span text:style-name="T51">sasiednie_kolory.dodaj(kolorowanie[j]);</text:span></text:p>
      <text:p text:style-name="P13"><text:tab/><text:tab/><text:span text:style-name="T52">endfor;</text:span></text:p>
      <text:p text:style-name="P14"><text:tab/><text:tab/><text:span text:style-name="T51">while sasiednie_kolory.zawiera(kolorowanie[v]):</text:span></text:p>
      <text:p text:style-name="P12"><text:tab/><text:tab/><text:tab/><text:tab/>kolorowanie[v] <text:span text:style-name="T49">+</text:span>= <text:span text:style-name="T49">1</text:span>;</text:p>
      <text:p text:style-name="P12"><text:tab/><text:tab/><text:span text:style-name="T52">endwhile;</text:span></text:p>
      <text:p text:style-name="P12"><text:tab/><text:span text:style-name="T52">endfor;</text:span></text:p>
      <text:p text:style-name="P35"/>
      <text:p text:style-name="P35"><text:soft-page-break/></text:p>
      <text:p text:style-name="P64"><text:span text:style-name="T17"><text:tab/>Pamięciowa złożoność</text:span><text:span text:style-name="T17"><draw:frame draw:style-name="fr1" draw:name="Obiekt14" text:anchor-type="as-char" svg:y="-0.386cm" svg:width="1.215cm" svg:height="0.51cm" draw:z-index="24"><draw:object xlink:href="./Object 14" xlink:type="simple" xlink:show="embed" xlink:actuate="onLoad"/><draw:image xlink:href="./ObjectReplacements/Object 14" xlink:type="simple" xlink:show="embed" xlink:actuate="onLoad"/><svg:desc>formuła</svg:desc></draw:frame></text:span><text:span text:style-name="T17">jest </text:span><text:span text:style-name="T18">analogiczna do algorytmu dokładnego. Dużą zaletą jest niska złożoność czasowa</text:span><text:span text:style-name="T18"><draw:frame draw:style-name="fr1" draw:name="Obiekt15" text:anchor-type="as-char" svg:y="-0.439cm" svg:width="1.219cm" svg:height="0.561cm" draw:z-index="25"><draw:object xlink:href="./Object 15" xlink:type="simple" xlink:show="embed" xlink:actuate="onLoad"/><draw:image xlink:href="./ObjectReplacements/Object 15" xlink:type="simple" xlink:show="embed" xlink:actuate="onLoad"/><svg:desc>formuła</svg:desc></draw:frame></text:span><text:span text:style-name="T18">, osiągana jest ona jednak kosztem rezygnacji z dokładnego rozwiązania i zadowolenia się jego przybliżeniem. Dokładność uzyskanego przybliżenia zależy od badanego zbioru danych oraz szczegółów implementacji.</text:span></text:p>
      <text:p text:style-name="P36"><text:span text:style-name="T8"/></text:p>
      <text:h text:style-name="P44" text:outline-level="4"><text:tab/>Dla <text:span text:style-name="T100">wcześniej danego</text:span> przykładowego <text:span text:style-name="T98">grafu</text:span><text:span text:style-name="T98"><draw:frame draw:style-name="fr1" draw:name="Obiekt38" text:anchor-type="as-char" svg:y="-0.377cm" svg:width="0.519cm" svg:height="0.469cm" draw:z-index="23"><draw:object xlink:href="./Object 38" xlink:type="simple" xlink:show="embed" xlink:actuate="onLoad"/><draw:image xlink:href="./ObjectReplacements/Object 38" xlink:type="simple" xlink:show="embed" xlink:actuate="onLoad"/><svg:desc>formuła</svg:desc></draw:frame></text:span><text:span text:style-name="T98">, zakładając przechodzenie wierzchołków w rosnącej kolejności:</text:span></text:h>
      <text:list xml:id="list5923628369315102521" text:style-name="L2">
        <text:list-item>
          <text:h text:style-name="P65" text:outline-level="4"><text:span text:style-name="T15">wierzchołki sąsiadujące z 1. mają przypisane wartości 0, 0, </text:span><text:span text:style-name="T19">stąd</text:span><text:span text:style-name="T15"> </text:span><text:span text:style-name="T89">kolorowanie[1]</text:span><text:span text:style-name="T15"> zostaje zwiększon</text:span><text:span text:style-name="T16">e</text:span><text:span text:style-name="T15"> do 1.</text:span></text:h>
        </text:list-item>
        <text:list-item>
          <text:h text:style-name="P45" text:outline-level="4"><text:span text:style-name="T99">sąsiedzi wierzchołka 2. są pokolorowane 1, 0, 0, więc </text:span><text:span text:style-name="T91">kolorowanie[</text:span><text:span text:style-name="T92">2</text:span><text:span text:style-name="T91">] </text:span><text:span text:style-name="T99">zostaje inkrementowane do 2.</text:span></text:h>
        </text:list-item>
        <text:list-item>
          <text:h text:style-name="P45" text:outline-level="4"><text:span text:style-name="T99">sąsiedzi 3. mają przypisane kolejno 1, 2, 0, więc <text:s/></text:span><text:span text:style-name="T91">kolorowanie[</text:span><text:span text:style-name="T92">3</text:span><text:span text:style-name="T91">]</text:span><text:span text:style-name="T99"> jest zwiększane aż do 3.</text:span></text:h>
        </text:list-item>
        <text:list-item>
          <text:h text:style-name="P48" text:outline-level="4">wreszcie wierzchołki sąsiadujące z 4 pokolorowane są jako 2 i 3, stąd <text:span text:style-name="T91">kolorowanie[</text:span><text:span text:style-name="T92">4</text:span><text:span text:style-name="T91">]</text:span> pozostaje równe 0.</text:h>
        </text:list-item>
      </text:list>
      <text:p text:style-name="P64"><text:span text:style-name="T17">Liczba użytych kolorów równa jest 4, rozwiązanie nie jest więc optymalne.</text:span></text:p>
      <text:p text:style-name="P64"><text:span text:style-name="T8"><text:tab/></text:span></text:p>
      <text:h text:style-name="P71" text:outline-level="4">Algorytm <text:span text:style-name="T32">przybliżo</text:span>ny: <text:span text:style-name="T32">LF </text:span></text:h>
      <text:p text:style-name="P50"><text:tab/>Algorytm Largest First jest m<text:span text:style-name="T105">odyfik</text:span>acją algorytmu zachłannego. <text:span text:style-name="T38">Pierwszym krokiem jest stworzenie listy wierzchołków, posortowanej według ich stopnia. Następnie według uzyskanej kolejności zostają one pokolorowane zachłannie.</text:span></text:p>
      <text:p text:style-name="P52"><text:tab/>Pamięciowa złożoność <text:span text:style-name="T41">obliczeniowa znów wynosi</text:span><text:span text:style-name="T41"><draw:frame draw:style-name="fr1" draw:name="Obiekt19" text:anchor-type="as-char" svg:y="-0.386cm" svg:width="1.215cm" svg:height="0.51cm" draw:z-index="26"><draw:object xlink:href="./Object 16" xlink:type="simple" xlink:show="embed" xlink:actuate="onLoad"/><draw:image xlink:href="./ObjectReplacements/Object 16" xlink:type="simple" xlink:show="embed" xlink:actuate="onLoad"/><svg:desc>formuła</svg:desc></draw:frame></text:span>. <text:span text:style-name="T36">Wprawdzie przed stworzeniem struktury danych odpowiedzi konieczne jest dodatkowo stworzenie listy wierzchołków posortowanej według ich stopnia, również o długości</text:span><text:span text:style-name="T36"><draw:frame draw:style-name="fr1" draw:name="Obiekt33" text:anchor-type="as-char" svg:y="-0.377cm" svg:width="0.549cm" svg:height="0.469cm" draw:z-index="27"><draw:object xlink:href="./Object 19" xlink:type="simple" xlink:show="embed" xlink:actuate="onLoad"/><draw:image xlink:href="./ObjectReplacements/Object 19" xlink:type="simple" xlink:show="embed" xlink:actuate="onLoad"/><svg:desc>formuła</svg:desc></draw:frame></text:span><text:span text:style-name="T36">, lecz w notacji asymptotycznej taka różnica nie ma znaczenia. Utrzymana zostaje również wielomianowa złożoność czasowa. Pierwszym etapem jest sortowanie listy o długości</text:span><text:span text:style-name="T36"><draw:frame draw:style-name="fr1" draw:name="Obiekt27" text:anchor-type="as-char" svg:y="-0.377cm" svg:width="0.549cm" svg:height="0.469cm" draw:z-index="28"><draw:object xlink:href="./Object 27" xlink:type="simple" xlink:show="embed" xlink:actuate="onLoad"/><draw:image xlink:href="./ObjectReplacements/Object 27" xlink:type="simple" xlink:show="embed" xlink:actuate="onLoad"/><svg:desc>formuła</svg:desc></draw:frame></text:span><text:span text:style-name="T36">, dla którego można przyjąć <text:s/>złożoności średnią</text:span><text:span text:style-name="T36"><draw:frame draw:style-name="fr1" draw:name="Obiekt35" text:anchor-type="as-char" svg:y="-0.386cm" svg:width="2.058cm" svg:height="0.51cm" draw:z-index="29"><draw:object xlink:href="./Object 33" xlink:type="simple" xlink:show="embed" xlink:actuate="onLoad"/><draw:image xlink:href="./ObjectReplacements/Object 33" xlink:type="simple" xlink:show="embed" xlink:actuate="onLoad"/><svg:desc>formuła</svg:desc></draw:frame></text:span><text:span text:style-name="T36">i pesymistyczną</text:span><text:span text:style-name="T36"><draw:frame draw:style-name="fr1" draw:name="Obiekt36" text:anchor-type="as-char" svg:y="-0.439cm" svg:width="1.219cm" svg:height="0.561cm" draw:z-index="30"><draw:object xlink:href="./Object 35" xlink:type="simple" xlink:show="embed" xlink:actuate="onLoad"/><draw:image xlink:href="./ObjectReplacements/Object 35" xlink:type="simple" xlink:show="embed" xlink:actuate="onLoad"/><svg:desc>formuła</svg:desc></draw:frame></text:span><text:span text:style-name="T36">. Założenie jest o tyle słuszne że algorytm sortowania z <text:s/>biblioteki standardowej użytego języka – Python 3 – bazuje na sortowaniu szybkim o takich złożonościach. Kroki te i tak nie są trudniejsze niż następujące po nich zachłanne kolorowanie o klasie</text:span><text:span text:style-name="T36"><draw:frame draw:style-name="fr1" draw:name="Obiekt16" text:anchor-type="as-char" svg:y="-0.439cm" svg:width="1.219cm" svg:height="0.561cm" draw:z-index="31"><draw:object xlink:href="./Object 36" xlink:type="simple" xlink:show="embed" xlink:actuate="onLoad"/><draw:image xlink:href="./ObjectReplacements/Object 36" xlink:type="simple" xlink:show="embed" xlink:actuate="onLoad"/><svg:desc>formuła</svg:desc></draw:frame></text:span><text:span text:style-name="T36">.</text:span></text:p>
      <text:p text:style-name="P37"><text:soft-page-break/>Pseudokod <text:span text:style-name="T104">4. </text:span><text:span text:style-name="T83">A</text:span><text:span text:style-name="T77">lgorytm </text:span><text:span text:style-name="T84">LF.</text:span></text:p>
      <text:p text:style-name="P58">Dane: graf o N wierzchołkach,</text:p>
      <text:p text:style-name="P15"/>
      <text:p text:style-name="P15"><text:span text:style-name="T75">p</text:span>rocedura koloruj_<text:span text:style-name="T106">lf</text:span>(graf):</text:p>
      <text:p text:style-name="P15"><text:tab/><text:span text:style-name="T106">int v_malejaco[N] = sortuj(graf.wierzcholki, key=graf.stopien(v))</text:span></text:p>
      <text:p text:style-name="P15"><text:span text:style-name="T51"><text:tab/>int </text:span>kolorowanie<text:span text:style-name="T51">[N] := {0};</text:span></text:p>
      <text:p text:style-name="P15"><text:tab/><text:span text:style-name="T50">for i = N to 0</text:span>:</text:p>
      <text:p text:style-name="P16"><text:tab/><text:tab/><text:span text:style-name="T107">v := v_malejaco[i];</text:span></text:p>
      <text:p text:style-name="P15"><text:tab/><text:tab/><text:span text:style-name="T51">lista sasiednie_kolory := [];</text:span></text:p>
      <text:p text:style-name="P15"><text:tab/><text:tab/><text:span text:style-name="T51">for j = 1 to N</text:span>:</text:p>
      <text:p text:style-name="P16"><text:tab/><text:tab/><text:tab/><text:span text:style-name="T51">if graf.zawiera_krawedz(v, j):</text:span></text:p>
      <text:p text:style-name="P15"><text:tab/><text:tab/><text:tab/><text:tab/><text:span text:style-name="T51">sasiednie_kolory.dodaj(kolorowanie[j]);</text:span></text:p>
      <text:p text:style-name="P15"><text:tab/><text:tab/><text:span text:style-name="T52">endfor;</text:span></text:p>
      <text:p text:style-name="P15"><text:tab/><text:tab/><text:span text:style-name="T51">while sasiednie_kolory.zawiera(kolorowanie[v]):</text:span></text:p>
      <text:p text:style-name="P15"><text:tab/><text:tab/><text:tab/><text:tab/>kolorowanie[v] <text:span text:style-name="T49">+</text:span>= <text:span text:style-name="T49">1</text:span>;</text:p>
      <text:p text:style-name="P15"><text:tab/><text:tab/><text:span text:style-name="T52">endwhile;</text:span></text:p>
      <text:p text:style-name="P15"><text:tab/><text:span text:style-name="T52">endfor;</text:span></text:p>
      <text:p text:style-name="P52"/>
      <text:p text:style-name="P52"><text:span text:style-name="T36"><text:tab/>Algorytm ten, tak samo jak wyjściowy zachłanny, w przypadku ogólnym daje tylko przybliżone rozwiązanie. Jednak jak pokaże przypadek testowy, zastosowana prosta modyfikacja znacząco zwiększa dokładność otrzymywanego przybliżenia.</text:span></text:p>
      <text:h text:style-name="P68" text:outline-level="4"><text:span text:style-name="T4"><text:tab/>Dla </text:span><text:span text:style-name="T17">wcześniej danego</text:span><text:span text:style-name="T4"> przykładowego </text:span><text:span text:style-name="T15">grafu</text:span><text:span text:style-name="T15"><draw:frame draw:style-name="fr1" draw:name="Obiekt37" text:anchor-type="as-char" svg:y="-0.377cm" svg:width="0.519cm" svg:height="0.469cm" draw:z-index="22"><draw:object xlink:href="./Object 37" xlink:type="simple" xlink:show="embed" xlink:actuate="onLoad"/><draw:image xlink:href="./ObjectReplacements/Object 37" xlink:type="simple" xlink:show="embed" xlink:actuate="onLoad"/><svg:desc>formuła</svg:desc></draw:frame></text:span><text:span text:style-name="T15">, zakładając przechodzenie wierzchołków w rosnącej kolejności:</text:span></text:h>
      <text:list xml:id="list105335844089922" text:continue-numbering="true" text:style-name="L2">
        <text:list-item>
          <text:h text:style-name="P66" text:outline-level="4"><text:span text:style-name="T21">lista</text:span><text:span text:style-name="T15"> </text:span><text:span text:style-name="T48">v_malejaco</text:span><text:span text:style-name="T15"> </text:span><text:span text:style-name="T21">ma postać 3, 2, 4, 1</text:span></text:h>
        </text:list-item>
        <text:list-item>
          <text:h text:style-name="P66" text:outline-level="4"><text:span text:style-name="T21">w</text:span><text:span text:style-name="T15">ierzchołki sąsiadujące z </text:span><text:span text:style-name="T21">3</text:span><text:span text:style-name="T15">. mają przypisane wartości </text:span><text:span text:style-name="T21">0</text:span><text:span text:style-name="T15"> więc </text:span><text:span text:style-name="T89">kolorowanie[</text:span><text:span text:style-name="T90">3</text:span><text:span text:style-name="T89">]</text:span><text:span text:style-name="T15"> zostaje zwiększon</text:span><text:span text:style-name="T16">e</text:span><text:span text:style-name="T15"> do </text:span><text:span text:style-name="T21">1</text:span><text:span text:style-name="T15">.</text:span></text:h>
        </text:list-item>
        <text:list-item>
          <text:h text:style-name="P46" text:outline-level="4"><text:span text:style-name="T109">wierzchołki sąsiednie do 2. są pokolorowane 0, 1, 0, więc </text:span><text:span text:style-name="T91">kolorowanie[</text:span><text:span text:style-name="T93">2</text:span><text:span text:style-name="T91">]</text:span><text:span text:style-name="T99"> zostaje inkrementowane do 2.</text:span></text:h>
        </text:list-item>
        <text:list-item>
          <text:h text:style-name="P47" text:outline-level="4"><text:span text:style-name="T99">sąsiedzi 4. mają przypisane kolejno <text:s/>1, 2, więc <text:s/></text:span><text:span text:style-name="T91">kolorowanie[</text:span><text:span text:style-name="T93">4</text:span><text:span text:style-name="T91">]</text:span><text:span text:style-name="T99"> pozostaje równe 0.</text:span></text:h>
        </text:list-item>
        <text:list-item>
          <text:h text:style-name="P49" text:outline-level="4">wreszcie wierzchołki sąsiadujące z <text:span text:style-name="T109">1</text:span> pokolorowane są jako 2, <text:span text:style-name="T110">1,</text:span> stąd <text:span text:style-name="T91">kolorowanie[</text:span><text:span text:style-name="T93">1</text:span><text:span text:style-name="T91">]</text:span> <text:span text:style-name="T109">również pozostaje równe 0.</text:span></text:h>
        </text:list-item>
      </text:list>
      <text:h text:style-name="P67" text:outline-level="4"><text:span text:style-name="T17"><text:tab/>Liczba użytych kolorów równa jest </text:span><text:span text:style-name="T22">3</text:span><text:span text:style-name="T17">, rozwiązanie jest więc </text:span><text:span text:style-name="T22">w tym szczególnym przypadku </text:span><text:span text:style-name="T17">optymalne. </text:span><text:span text:style-name="T22">W przypadku ogólnym tak nie jest, jednak średni błąd przybliżenia i tak jest mniejszy niż dla wyjściowego prostego algorytmu zachłannego</text:span></text:h>
      <text:h text:style-name="P74" text:outline-level="4"><text:soft-page-break/><text:span text:style-name="T8">Algorytm </text:span><text:span text:style-name="T20">genetyczny </text:span></text:h>
      <text:p text:style-name="P38"><text:span text:style-name="T36"><text:tab/>Idea algorytmu genetycznego bazuje na biologicznej teorii ewolucji sterowanej doborem. Zdefiniowane zostają funkcje lub operatory krzyżowania rozwiązań i ich mutacji. W pierwszym kroku zostaje zainicjalizowana populacja osobników – pula losowo <text:s/>wygenerowanych rozwiązań. Zostają one ocenione pod kątem poprawności i liczby użytych kolorów, po czym następuje selekcja rodziców i tworzenie osobników nowego pokolenia. Im dane rozwiązanie jest lepsze, tym większe ma szanse na bycie rodzicem osobnika który pojawi się w następnym pokoleniu. Cykl selekcji rodziców i „hodowania” nowego pokolenia powtarzany jest pewną liczbę razy, po czym zwracane zostaje najlepsze rozwiązanie z ostatniego pokolenia.</text:span></text:p>
      <text:p text:style-name="P51"/>
      <text:p text:style-name="P37">Pseudokod <text:span text:style-name="T103">5. </text:span><text:span text:style-name="T85">A</text:span><text:span text:style-name="T77">lgorytm </text:span><text:span text:style-name="T86">genetycz</text:span><text:span text:style-name="T77">n</text:span><text:span text:style-name="T85">y</text:span></text:p>
      <text:p text:style-name="P59">Dane: graf o N wierzchołkach, <text:span text:style-name="T112">l, p</text:span></text:p>
      <text:p text:style-name="P56"><text:span text:style-name="T42">po</text:span><text:span text:style-name="T43">licz_kolory(kolorowanie) –</text:span><text:span text:style-name="T42"> </text:span><text:span text:style-name="T53">funkcja podająca ilość wartości użytych kolorów</text:span></text:p>
      <text:p text:style-name="P25">l<text:span text:style-name="T113">osowe</text:span>_kolorowanie(<text:span text:style-name="T113">graf</text:span>) <text:s text:c="2"/><text:span text:style-name="T55">–</text:span><text:span text:style-name="T56"> </text:span><text:span text:style-name="T26">funkcja </text:span><text:span text:style-name="T27">zwracająca losowe kolorowanie grafu</text:span></text:p>
      <text:p text:style-name="P20"><text:span text:style-name="T114">selekcja_rodzicow(populacja), krzyzowanie(subpopulacja),</text:span></text:p>
      <text:p text:style-name="P20"><text:span text:style-name="T114">mutacje(populacja), wybierz_najlepszego(populacja) </text:span></text:p>
      <text:p text:style-name="P26"><text:span text:style-name="T29"><text:tab/><text:tab/><text:tab/><text:tab/><text:tab/></text:span><text:span text:style-name="T30">–</text:span><text:span text:style-name="T29"> metody algorytmu gentycznego opisane w tekście.</text:span><text:span text:style-name="T27"><text:tab/></text:span></text:p>
      <text:p text:style-name="P25"><text:span text:style-name="T27"/></text:p>
      <text:p text:style-name="P18"><text:span text:style-name="T113">procedure kolorowanie_genetyczne(graf):</text:span></text:p>
      <text:p text:style-name="P18"><text:span text:style-name="T113"><text:tab/>kolorowanie populacja[l];</text:span></text:p>
      <text:p text:style-name="P19"><text:tab/>k_max := policz_kolory(koloruj_zachlannie<text:span text:style-name="T113">(graf)</text:span>);</text:p>
      <text:p text:style-name="P19"><text:tab/>for i=1 to l:</text:p>
      <text:p text:style-name="P19"><text:tab/><text:tab/><text:span text:style-name="T113">p</text:span>opulacja[i] := <text:span text:style-name="T113">losowe_kolorowanie(graf, k_max);</text:span></text:p>
      <text:p text:style-name="P19"><text:tab/><text:span text:style-name="T115">endfor;</text:span></text:p>
      <text:p text:style-name="P19"><text:tab/><text:span text:style-name="T113">for i=1 to p:</text:span></text:p>
      <text:p text:style-name="P19"><text:tab/><text:tab/><text:span text:style-name="T114">populacja_rodzicow := selekcja_rodzicow(populacja);</text:span></text:p>
      <text:p text:style-name="P19"><text:tab/><text:tab/><text:span text:style-name="T114">populacja := krzyzowanie(populacja_rodzicow);</text:span></text:p>
      <text:p text:style-name="P19"><text:tab/><text:tab/><text:span text:style-name="T114">mutacje(populacja);</text:span></text:p>
      <text:p text:style-name="P21"><text:tab/><text:span text:style-name="T115">endfor;</text:span></text:p>
      <text:p text:style-name="P19"><text:tab/><text:span text:style-name="T114">wybierz_najlepszego(populacja);</text:span><text:tab/></text:p>
      <text:p text:style-name="P19"/>
      <text:p text:style-name="P61"><text:span text:style-name="T24"><text:tab/>Nietypową cechą są złożoności: pamięciowa</text:span><text:span text:style-name="T24"><draw:frame draw:style-name="fr1" draw:name="Obiekt23" text:anchor-type="as-char" svg:y="-0.386cm" svg:width="1.619cm" svg:height="0.51cm" draw:z-index="32"><draw:object xlink:href="./Object 20" xlink:type="simple" xlink:show="embed" xlink:actuate="onLoad"/><draw:image xlink:href="./ObjectReplacements/Object 20" xlink:type="simple" xlink:show="embed" xlink:actuate="onLoad"/><svg:desc>formuła</svg:desc></draw:frame></text:span><text:span text:style-name="T24">i czasowa</text:span><text:span text:style-name="T24"><draw:frame draw:style-name="fr1" draw:name="Obiekt24" text:anchor-type="as-char" svg:y="-0.386cm" svg:width="1.356cm" svg:height="0.51cm" draw:z-index="33"><draw:object xlink:href="./Object 21" xlink:type="simple" xlink:show="embed" xlink:actuate="onLoad"/><draw:image xlink:href="./ObjectReplacements/Object 21" xlink:type="simple" xlink:show="embed" xlink:actuate="onLoad"/><svg:desc>formuła</svg:desc></draw:frame></text:span><text:span text:style-name="T24">algorytmu genetycznego zależące nie tylko od zadanej liczby optymalizowanych elementów (wierzchołków grafu), ale także od liczby pokoleń</text:span><text:span text:style-name="T24"><draw:frame draw:style-name="fr1" draw:name="Obiekt20" text:anchor-type="as-char" svg:y="-0.377cm" svg:width="0.467cm" svg:height="0.469cm" draw:z-index="34"><draw:object xlink:href="./Object 22" xlink:type="simple" xlink:show="embed" xlink:actuate="onLoad"/><draw:image xlink:href="./ObjectReplacements/Object 22" xlink:type="simple" xlink:show="embed" xlink:actuate="onLoad"/><svg:desc>formuła</svg:desc></draw:frame></text:span><text:span text:style-name="T24">i ich liczebności</text:span><text:span text:style-name="T24"><draw:frame draw:style-name="fr1" draw:name="Obiekt21" text:anchor-type="as-char" svg:y="-0.377cm" svg:width="0.33cm" svg:height="0.469cm" draw:z-index="35"><draw:object xlink:href="./Object 24" xlink:type="simple" xlink:show="embed" xlink:actuate="onLoad"/><draw:image xlink:href="./ObjectReplacements/Object 24" xlink:type="simple" xlink:show="embed" xlink:actuate="onLoad"/><svg:desc>formuła</svg:desc></draw:frame></text:span><text:soft-page-break/><text:span text:style-name="T24">ustalanych przez programistę. W niektórych zagadnieniach <text:s/>zamiast sztywnego zadawania liczby pokoleń możliwe jest zatrzymanie algorytmu genetycznego gdy rozwiązanie osiągnie pewną wyznaczoną wcześniej wartość funkcji celu. W wypadku kolorowania grafu również można wyznaczyć pewną progową ilość kolorów której osiągnięcie będzie satysfakcjonujące. To rozwiązanie jest jednak obarczone ryzykiem zapętlenia się grafu jeśli wybrana wartość będzie niższa od liczby chromatycznej grafu – przy czym przeważnie wartość ta musi być wybrana bez wcześniejszej znajomości </text:span><text:span text:style-name="T24"><draw:frame draw:style-name="fr1" draw:name="Obiekt39" text:anchor-type="as-char" svg:y="-0.386cm" svg:width="1.138cm" svg:height="0.506cm" draw:z-index="36"><draw:object xlink:href="./Object 39" xlink:type="simple" xlink:show="embed" xlink:actuate="onLoad"/><draw:image xlink:href="./ObjectReplacements/Object 39" xlink:type="simple" xlink:show="embed" xlink:actuate="onLoad"/><svg:desc>formuła</svg:desc></draw:frame></text:span><text:span text:style-name="T24">, jako że wyznaczenie liczby chromatycznej jest równie trudne co znalezienie optymalnego kolorowania grafu. </text:span><text:span text:style-name="T23">Dokładne wartości</text:span><text:span text:style-name="T23"><draw:frame draw:style-name="fr1" draw:name="Obiekt22" text:anchor-type="as-char" svg:y="-0.377cm" svg:width="0.467cm" svg:height="0.469cm" draw:z-index="37"><draw:object xlink:href="./Object 23" xlink:type="simple" xlink:show="embed" xlink:actuate="onLoad"/><draw:image xlink:href="./ObjectReplacements/Object 23" xlink:type="simple" xlink:show="embed" xlink:actuate="onLoad"/></draw:frame></text:span><text:span text:style-name="T23">i</text:span><text:span text:style-name="T23"><draw:frame draw:style-name="fr1" draw:name="Obiekt25" text:anchor-type="as-char" svg:y="-0.377cm" svg:width="0.33cm" svg:height="0.469cm" draw:z-index="38"><draw:object xlink:href="./Object 25" xlink:type="simple" xlink:show="embed" xlink:actuate="onLoad"/><draw:image xlink:href="./ObjectReplacements/Object 25" xlink:type="simple" xlink:show="embed" xlink:actuate="onLoad"/></draw:frame></text:span><text:span text:style-name="T23">zazwyczaj muszą zostać ustalone empirycznie, tak aby z jednej strony uzyskać satysfakcjonującą dokładność przybliżenia wyniku, z drugiej otrzymywać je w odpowiednio krótkim czasie; ich dobór nie jest trywialnym zagadnieniem.</text:span></text:p>
      <text:p text:style-name="P37"/>
      <text:h text:style-name="P72" text:outline-level="4">Sieć neuronowa </text:h>
      <text:p text:style-name="P53"><text:tab/>Maaaarciii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4:50:04.245059782</meta:creation-date>
    <meta:generator>LibreOffice/4.2.7.2$Linux_X86_64 LibreOffice_project/420m0$Build-2</meta:generator>
    <dc:date>2015-01-05T10:53:34.730718364</dc:date>
    <meta:editing-duration>PT19H58M15S</meta:editing-duration>
    <meta:editing-cycles>204</meta:editing-cycles>
    <meta:document-statistic meta:table-count="0" meta:image-count="0" meta:object-count="39" meta:page-count="8" meta:paragraph-count="134" meta:word-count="1542" meta:character-count="12459" meta:non-whitespace-character-count="10858"/>
  </office:meta>
</office:document-meta>
</file>

<file path=Object 1/content.xml><?xml version="1.0" encoding="utf-8"?>
<math xmlns="http://www.w3.org/1998/Math/MathML" display="block">
  <semantics>
    <mi>n</mi>
    <annotation encoding="StarMath 5.0">n </annotation>
  </semantics>
</math>
</file>

<file path=Object 10/content.xml><?xml version="1.0" encoding="utf-8"?>
<math xmlns="http://www.w3.org/1998/Math/MathML" display="block">
  <semantics>
    <msup>
      <mi mathvariant="normal">k</mi>
      <mi>n</mi>
    </msup>
    <annotation encoding="StarMath 5.0">func k^{n} </annotation>
  </semantics>
</math>
</file>

<file path=Object 11/content.xml><?xml version="1.0" encoding="utf-8"?>
<math xmlns="http://www.w3.org/1998/Math/MathML" display="block">
  <semantics>
    <mrow>
      <mi>O</mi>
      <mrow>
        <mo fence="true" stretchy="false">(</mo>
        <mrow>
          <mi>N</mi>
        </mrow>
        <mo fence="true" stretchy="false">)</mo>
      </mrow>
    </mrow>
    <annotation encoding="StarMath 5.0">O(N)</annotation>
  </semantics>
</math>
</file>

<file path=Object 12/content.xml><?xml version="1.0" encoding="utf-8"?>
<math xmlns="http://www.w3.org/1998/Math/MathML" display="block">
  <semantics>
    <mi>n</mi>
    <annotation encoding="StarMath 5.0">n </annotation>
  </semantics>
</math>
</file>

<file path=Object 13/content.xml><?xml version="1.0" encoding="utf-8"?>
<math xmlns="http://www.w3.org/1998/Math/MathML" display="block">
  <semantics>
    <mi>G</mi>
    <annotation encoding="StarMath 5.0">G</annotation>
  </semantics>
</math>
</file>

<file path=Object 14/content.xml><?xml version="1.0" encoding="utf-8"?>
<math xmlns="http://www.w3.org/1998/Math/MathML" display="block">
  <semantics>
    <mrow>
      <mi>O</mi>
      <mrow>
        <mo fence="true" stretchy="false">(</mo>
        <mrow>
          <mi>N</mi>
        </mrow>
        <mo fence="true" stretchy="false">)</mo>
      </mrow>
    </mrow>
    <annotation encoding="StarMath 5.0">O(N)</annotation>
  </semantics>
</math>
</file>

<file path=Object 15/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16/content.xml><?xml version="1.0" encoding="utf-8"?>
<math xmlns="http://www.w3.org/1998/Math/MathML" display="block">
  <semantics>
    <mrow>
      <mi>O</mi>
      <mrow>
        <mo fence="true" stretchy="false">(</mo>
        <mrow>
          <mi>N</mi>
        </mrow>
        <mo fence="true" stretchy="false">)</mo>
      </mrow>
    </mrow>
    <annotation encoding="StarMath 5.0">O(N)</annotation>
  </semantics>
</math>
</file>

<file path=Object 17/content.xml><?xml version="1.0" encoding="utf-8"?>
<math xmlns="http://www.w3.org/1998/Math/MathML" display="block">
  <semantics>
    <mi>k</mi>
    <annotation encoding="StarMath 5.0">k</annotation>
  </semantics>
</math>
</file>

<file path=Object 18/content.xml><?xml version="1.0" encoding="utf-8"?>
<math xmlns="http://www.w3.org/1998/Math/MathML" display="block">
  <semantics>
    <mrow>
      <mtext>k_max</mtext>
      <mo stretchy="false">=</mo>
      <mn>3</mn>
    </mrow>
    <annotation encoding="StarMath 5.0">"k_max"=3</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k</mi>
    <annotation encoding="StarMath 5.0">k </annotation>
  </semantics>
</math>
</file>

<file path=Object 20/content.xml><?xml version="1.0" encoding="utf-8"?>
<math xmlns="http://www.w3.org/1998/Math/MathML" display="block">
  <semantics>
    <mrow>
      <mi>O</mi>
      <mrow>
        <mo fence="true" stretchy="false">(</mo>
        <mrow>
          <mrow>
            <mi>N</mi>
            <mo stretchy="false">⋅</mo>
            <mi>p</mi>
          </mrow>
        </mrow>
        <mo fence="true" stretchy="false">)</mo>
      </mrow>
    </mrow>
    <annotation encoding="StarMath 5.0">O(N cdot p)</annotation>
  </semantics>
</math>
</file>

<file path=Object 21/content.xml><?xml version="1.0" encoding="utf-8"?>
<math xmlns="http://www.w3.org/1998/Math/MathML" display="block">
  <semantics>
    <mrow>
      <mi>O</mi>
      <mrow>
        <mo fence="true" stretchy="false">(</mo>
        <mrow>
          <mrow>
            <mi>n</mi>
            <mo stretchy="false">⋅</mo>
            <mi>l</mi>
          </mrow>
        </mrow>
        <mo fence="true" stretchy="false">)</mo>
      </mrow>
    </mrow>
    <annotation encoding="StarMath 5.0">O(n cdot l )</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row>
      <mtext>k_min</mtext>
      <mo stretchy="false">=</mo>
      <mn>3</mn>
    </mrow>
    <annotation encoding="StarMath 5.0">"k_min" = 3</annotation>
  </semantics>
</math>
</file>

<file path=Object 27/content.xml><?xml version="1.0" encoding="utf-8"?>
<math xmlns="http://www.w3.org/1998/Math/MathML" display="block">
  <semantics>
    <mi>N</mi>
    <annotation encoding="StarMath 5.0">N</annotation>
  </semantics>
</math>
</file>

<file path=Object 28/content.xml><?xml version="1.0" encoding="utf-8"?>
<math xmlns="http://www.w3.org/1998/Math/MathML" display="block">
  <semantics>
    <mi>G</mi>
    <annotation encoding="StarMath 5.0">G</annotation>
  </semantics>
</math>
</file>

<file path=Object 29/content.xml><?xml version="1.0" encoding="utf-8"?>
<math xmlns="http://www.w3.org/1998/Math/MathML" display="block">
  <semantics>
    <mrow>
      <mi>χ</mi>
      <mrow>
        <mo fence="true" stretchy="false">(</mo>
        <mrow>
          <mi>G</mi>
        </mrow>
        <mo fence="true" stretchy="false">)</mo>
      </mrow>
    </mrow>
    <annotation encoding="StarMath 5.0">χ(G)</annotation>
  </semantics>
</math>
</file>

<file path=Object 3/content.xml><?xml version="1.0" encoding="utf-8"?>
<math xmlns="http://www.w3.org/1998/Math/MathML" display="block">
  <semantics>
    <msup>
      <mi mathvariant="normal">k</mi>
      <mi>n</mi>
    </msup>
    <annotation encoding="StarMath 5.0">func k^{n} </annotation>
  </semantics>
</math>
</file>

<file path=Object 30/content.xml><?xml version="1.0" encoding="utf-8"?>
<math xmlns="http://www.w3.org/1998/Math/MathML" display="block">
  <semantics>
    <mi>G</mi>
    <annotation encoding="StarMath 5.0">G</annotation>
  </semantics>
</math>
</file>

<file path=Object 31/content.xml><?xml version="1.0" encoding="utf-8"?>
<math xmlns="http://www.w3.org/1998/Math/MathML" display="block">
  <semantics>
    <mtext>{1:[2, 3], 2:[1, 3, 4], 3:[1, 2, 4], 4:[3, 2]}</mtext>
    <annotation encoding="StarMath 5.0">"{1:[2, 3], 2:[1, 3, 4], 3:[1, 2, 4], 4:[3, 2]}"</annotation>
  </semantics>
</math>
</file>

<file path=Object 32/content.xml><?xml version="1.0" encoding="utf-8"?>
<math xmlns="http://www.w3.org/1998/Math/MathML" display="block">
  <semantics>
    <msup>
      <mi>N</mi>
      <mi>N</mi>
    </msup>
    <annotation encoding="StarMath 5.0">N^N</annotation>
  </semantics>
</math>
</file>

<file path=Object 33/content.xml><?xml version="1.0" encoding="utf-8"?>
<math xmlns="http://www.w3.org/1998/Math/MathML" display="block">
  <semantics>
    <mrow>
      <mi>O</mi>
      <mrow>
        <mo fence="true" stretchy="false">(</mo>
        <mrow>
          <mrow>
            <mrow>
              <mi>n</mi>
              <mo stretchy="false">⋅</mo>
              <mi>log</mi>
            </mrow>
            <mi>n</mi>
          </mrow>
        </mrow>
        <mo fence="true" stretchy="false">)</mo>
      </mrow>
    </mrow>
    <annotation encoding="StarMath 5.0">O( n cdot log n )</annotation>
  </semantics>
</math>
</file>

<file path=Object 34/content.xml><?xml version="1.0" encoding="utf-8"?>
<math xmlns="http://www.w3.org/1998/Math/MathML" display="block">
  <semantics>
    <msup>
      <mtext>k_max</mtext>
      <mi>n</mi>
    </msup>
    <annotation encoding="StarMath 5.0">"k_max"^n</annotation>
  </semantics>
</math>
</file>

<file path=Object 35/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36/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37/content.xml><?xml version="1.0" encoding="utf-8"?>
<math xmlns="http://www.w3.org/1998/Math/MathML" display="block">
  <semantics>
    <mi>G</mi>
    <annotation encoding="StarMath 5.0">G</annotation>
  </semantics>
</math>
</file>

<file path=Object 38/content.xml><?xml version="1.0" encoding="utf-8"?>
<math xmlns="http://www.w3.org/1998/Math/MathML" display="block">
  <semantics>
    <mi>G</mi>
    <annotation encoding="StarMath 5.0">G</annotation>
  </semantics>
</math>
</file>

<file path=Object 39/content.xml><?xml version="1.0" encoding="utf-8"?>
<math xmlns="http://www.w3.org/1998/Math/MathML" display="block">
  <semantics>
    <mrow>
      <mi>χ</mi>
      <mrow>
        <mo fence="true" stretchy="false">(</mo>
        <mrow>
          <mi>G</mi>
        </mrow>
        <mo fence="true" stretchy="false">)</mo>
      </mrow>
    </mrow>
    <annotation encoding="StarMath 5.0">χ(G)</annotation>
  </semantics>
</math>
</file>

<file path=Object 4/content.xml><?xml version="1.0" encoding="utf-8"?>
<math xmlns="http://www.w3.org/1998/Math/MathML" display="block">
  <semantics>
    <mi>k</mi>
    <annotation encoding="StarMath 5.0">k </annotation>
  </semantics>
</math>
</file>

<file path=Object 5/content.xml><?xml version="1.0" encoding="utf-8"?>
<math xmlns="http://www.w3.org/1998/Math/MathML" display="block">
  <semantics>
    <mrow>
      <mi>k</mi>
      <mo stretchy="false">=</mo>
      <mi>n</mi>
    </mrow>
    <annotation encoding="StarMath 5.0">k = n</annotation>
  </semantics>
</math>
</file>

<file path=Object 6/content.xml><?xml version="1.0" encoding="utf-8"?>
<math xmlns="http://www.w3.org/1998/Math/MathML" display="block">
  <semantics>
    <mrow>
      <mi>χ</mi>
      <mrow>
        <mo fence="true" stretchy="false">(</mo>
        <mrow>
          <mi>G</mi>
        </mrow>
        <mo fence="true" stretchy="false">)</mo>
      </mrow>
    </mrow>
    <annotation encoding="StarMath 5.0">χ(G)</annotation>
  </semantics>
</math>
</file>

<file path=Object 7/content.xml><?xml version="1.0" encoding="utf-8"?>
<math xmlns="http://www.w3.org/1998/Math/MathML" display="block">
  <semantics>
    <mi>G</mi>
    <annotation encoding="StarMath 5.0">G</annotation>
  </semantics>
</math>
</file>

<file path=Object 8/content.xml><?xml version="1.0" encoding="utf-8"?>
<math xmlns="http://www.w3.org/1998/Math/MathML" display="block">
  <semantics>
    <mrow>
      <mi>O</mi>
      <mrow>
        <mo fence="true" stretchy="false">(</mo>
        <mrow>
          <msup>
            <mi>n</mi>
            <mi>n</mi>
          </msup>
        </mrow>
        <mo fence="true" stretchy="false">)</mo>
      </mrow>
    </mrow>
    <annotation encoding="StarMath 5.0">O(n^{n})</annotation>
  </semantics>
</math>
</file>

<file path=Object 9/content.xml><?xml version="1.0" encoding="utf-8"?>
<math xmlns="http://www.w3.org/1998/Math/MathML" display="block">
  <semantics>
    <mi>k</mi>
    <annotation encoding="StarMath 5.0">k </annotation>
  </semantics>
</math>
</file>